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 Devanagari" svg:font-family="'Noto Sans Devanagari'" style:font-family-generic="swiss" style:font-pitch="variable"/>
  </office:font-face-decls>
  <office:automatic-styles>
    <style:style style:name="Table1" style:family="table">
      <style:table-properties style:width="16.484cm" fo:margin-left="0cm" table:align="left"/>
    </style:style>
    <style:style style:name="Table1.A" style:family="table-column">
      <style:table-column-properties style:column-width="0.794cm"/>
    </style:style>
    <style:style style:name="Table1.B" style:family="table-column">
      <style:table-column-properties style:column-width="2.909cm"/>
    </style:style>
    <style:style style:name="Table1.C" style:family="table-column">
      <style:table-column-properties style:column-width="1.351cm"/>
    </style:style>
    <style:style style:name="Table1.D" style:family="table-column">
      <style:table-column-properties style:column-width="1.453cm"/>
    </style:style>
    <style:style style:name="Table1.E" style:family="table-column">
      <style:table-column-properties style:column-width="3.334cm"/>
    </style:style>
    <style:style style:name="Table1.F" style:family="table-column">
      <style:table-column-properties style:column-width="4.339cm"/>
    </style:style>
    <style:style style:name="Table1.G" style:family="table-column">
      <style:table-column-properties style:column-width="2.304cm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Обычный">
      <style:paragraph-properties fo:margin-left="0cm" fo:margin-right="0.596cm" fo:margin-top="0cm" fo:margin-bottom="0.139cm" loext:contextual-spacing="false" fo:text-align="center" style:justify-single-word="false" fo:text-indent="0cm" style:auto-text-indent="false"/>
    </style:style>
    <style:style style:name="P2" style:family="paragraph" style:parent-style-name="Обычный">
      <style:paragraph-properties fo:margin-left="6.244cm" fo:margin-right="0cm" fo:margin-top="0cm" fo:margin-bottom="0.005cm" loext:contextual-spacing="false" fo:line-height="195%" fo:text-indent="0cm" style:auto-text-indent="false">
        <style:tab-stops/>
      </style:paragraph-properties>
    </style:style>
    <style:style style:name="P3" style:family="paragraph" style:parent-style-name="Обычный">
      <style:paragraph-properties fo:margin-top="0cm" fo:margin-bottom="0.005cm" loext:contextual-spacing="false" fo:line-height="195%"/>
    </style:style>
    <style:style style:name="P4" style:family="paragraph" style:parent-style-name="Обычный">
      <style:paragraph-properties fo:margin-top="0cm" fo:margin-bottom="0cm" loext:contextual-spacing="false"/>
    </style:style>
    <style:style style:name="P5" style:family="paragraph" style:parent-style-name="Обычный">
      <style:paragraph-properties fo:margin-top="0cm" fo:margin-bottom="0.007cm" loext:contextual-spacing="false" fo:line-height="100%"/>
    </style:style>
    <style:style style:name="P6" style:family="paragraph" style:parent-style-name="Обычный">
      <style:paragraph-properties fo:margin-left="2.529cm" fo:margin-right="0cm" fo:margin-top="0cm" fo:margin-bottom="0.007cm" loext:contextual-spacing="false" fo:line-height="103%" fo:text-indent="0cm" style:auto-text-indent="false">
        <style:tab-stops/>
      </style:paragraph-properties>
    </style:style>
    <style:style style:name="P7" style:family="paragraph" style:parent-style-name="Обычный">
      <style:paragraph-properties fo:margin-left="2.556cm" fo:margin-right="0cm" fo:margin-top="0cm" fo:margin-bottom="0.007cm" loext:contextual-spacing="false" fo:line-height="103%" fo:text-indent="0cm" style:auto-text-indent="false">
        <style:tab-stops/>
      </style:paragraph-properties>
    </style:style>
    <style:style style:name="P8" style:family="paragraph" style:parent-style-name="Обычный">
      <style:text-properties fo:language="en" fo:country="US"/>
    </style:style>
    <style:style style:name="P9" style:family="paragraph" style:parent-style-name="Обычный">
      <style:paragraph-properties fo:line-height="100%" fo:text-align="center" style:justify-single-word="false"/>
    </style:style>
    <style:style style:name="P10" style:family="paragraph" style:parent-style-name="Обычный">
      <style:paragraph-properties fo:margin-left="0cm" fo:margin-right="0.344cm" fo:margin-top="0cm" fo:margin-bottom="0.409cm" loext:contextual-spacing="false" fo:text-indent="0cm" style:auto-text-indent="false"/>
    </style:style>
    <style:style style:name="P11" style:family="paragraph" style:parent-style-name="Обычный">
      <style:paragraph-properties fo:margin-left="0cm" fo:margin-right="0.344cm" fo:margin-top="0cm" fo:margin-bottom="0.409cm" loext:contextual-spacing="false" fo:text-align="end" style:justify-single-word="false" fo:text-indent="0cm" style:auto-text-indent="false"/>
    </style:style>
    <style:style style:name="P12" style:family="paragraph" style:parent-style-name="Обычный">
      <style:paragraph-properties fo:margin-top="0cm" fo:margin-bottom="0.229cm" loext:contextual-spacing="false"/>
    </style:style>
    <style:style style:name="P13" style:family="paragraph" style:parent-style-name="Обычный">
      <style:paragraph-properties fo:margin-left="0.078cm" fo:margin-right="0cm" fo:margin-top="0cm" fo:margin-bottom="0.002cm" loext:contextual-spacing="false" fo:line-height="103%" fo:text-indent="0cm" style:auto-text-indent="false">
        <style:tab-stops/>
      </style:paragraph-properties>
    </style:style>
    <style:style style:name="P14" style:family="paragraph" style:parent-style-name="Standard">
      <style:text-properties fo:color="#000000" style:font-name="Times New Roman" fo:font-size="12pt" style:font-size-asian="12pt" style:font-size-complex="12pt"/>
    </style:style>
    <style:style style:name="P15" style:family="paragraph" style:parent-style-name="Standard">
      <style:text-properties fo:color="#000000" style:font-name="Times New Roman" fo:font-size="12pt" style:font-size-asian="12pt" style:font-size-complex="12pt"/>
    </style:style>
    <style:style style:name="P16" style:family="paragraph" style:parent-style-name="Standard">
      <style:paragraph-properties fo:margin-top="0cm" fo:margin-bottom="0cm" loext:contextual-spacing="false" fo:line-height="90%"/>
      <style:text-properties fo:color="#000000" style:font-name="Times New Roman" fo:font-size="12pt" officeooo:paragraph-rsid="000e4419" style:font-name-asian="Times New Roman" style:font-size-asian="12pt" style:font-name-complex="Times New Roman" style:font-size-complex="12pt"/>
    </style:style>
    <style:style style:name="P17" style:family="paragraph" style:parent-style-name="Обычный" style:master-page-name="MP0">
      <style:paragraph-properties fo:margin-left="0cm" fo:margin-right="0.596cm" fo:margin-top="0cm" fo:margin-bottom="0.139cm" loext:contextual-spacing="false" fo:text-align="center" style:justify-single-word="false" fo:text-indent="0cm" style:auto-text-indent="false" style:page-number="auto" fo:break-before="page"/>
    </style:style>
    <style:style style:name="P18" style:family="paragraph" style:parent-style-name="Обычный">
      <style:paragraph-properties fo:margin-left="6.244cm" fo:margin-right="0cm" fo:margin-top="0cm" fo:margin-bottom="0.005cm" loext:contextual-spacing="false" fo:line-height="195%" fo:text-indent="0cm" style:auto-text-indent="false">
        <style:tab-stops/>
      </style:paragraph-properties>
      <style:text-properties officeooo:paragraph-rsid="000d23ae"/>
    </style:style>
    <style:style style:name="P19" style:family="paragraph" style:parent-style-name="Обычный">
      <style:paragraph-properties fo:line-height="100%"/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P20" style:family="paragraph" style:parent-style-name="Обычный">
      <style:paragraph-properties fo:text-align="center" style:justify-single-word="false"/>
      <style:text-properties fo:color="#000000" style:font-name="Times New Roman" fo:font-size="12pt" style:font-size-asian="12pt" style:font-size-complex="12pt"/>
    </style:style>
    <style:style style:name="P21" style:family="paragraph" style:parent-style-name="Обычный">
      <style:paragraph-properties fo:margin-left="0cm" fo:margin-right="0.596cm" fo:margin-top="0cm" fo:margin-bottom="0.139cm" loext:contextual-spacing="false" fo:text-align="center" style:justify-single-word="false" fo:text-indent="0cm" style:auto-text-indent="false"/>
      <style:text-properties officeooo:paragraph-rsid="000d23ae"/>
    </style:style>
    <style:style style:name="P22" style:family="paragraph" style:parent-style-name="Обычный" style:master-page-name="">
      <loext:graphic-properties draw:fill="none"/>
      <style:paragraph-properties fo:margin-left="0cm" fo:margin-right="0cm" fo:margin-top="0cm" fo:margin-bottom="0.005cm" loext:contextual-spacing="false" fo:line-height="195%" fo:orphans="2" fo:widows="2" fo:hyphenation-ladder-count="no-limit" fo:text-indent="0cm" style:auto-text-indent="false" style:page-number="auto" fo:background-color="transparent" style:punctuation-wrap="simple" style:vertical-align="auto">
        <style:tab-stops/>
      </style:paragraph-properties>
      <style:text-properties officeooo:paragraph-rsid="000d23ae" fo:hyphenate="false"/>
    </style:style>
    <style:style style:name="P23" style:family="paragraph" style:parent-style-name="Обычный">
      <style:paragraph-properties fo:margin-left="0cm" fo:margin-right="0cm" fo:margin-top="0cm" fo:margin-bottom="0.005cm" loext:contextual-spacing="false" fo:line-height="195%" fo:text-align="center" style:justify-single-word="false" fo:text-indent="0cm" style:auto-text-indent="false">
        <style:tab-stops/>
      </style:paragraph-properties>
      <style:text-properties officeooo:paragraph-rsid="000d23ae"/>
    </style:style>
    <style:style style:name="P24" style:family="paragraph" style:parent-style-name="Обычный">
      <style:paragraph-properties fo:margin-top="0cm" fo:margin-bottom="0cm" loext:contextual-spacing="false"/>
      <style:text-properties officeooo:paragraph-rsid="000e4419"/>
    </style:style>
    <style:style style:name="P25" style:family="paragraph" style:parent-style-name="Обычный">
      <style:paragraph-properties fo:margin-top="0cm" fo:margin-bottom="0cm" loext:contextual-spacing="false"/>
      <style:text-properties fo:color="#000000" style:font-name="Times New Roman" fo:font-size="12pt" style:font-size-asian="12pt" style:font-size-complex="12pt"/>
    </style:style>
    <style:style style:name="P26" style:family="paragraph" style:parent-style-name="Обычный">
      <style:paragraph-properties fo:margin-top="0cm" fo:margin-bottom="0cm" loext:contextual-spacing="false" fo:line-height="90%"/>
      <style:text-properties fo:color="#000000" style:font-name="Times New Roman" fo:font-size="12pt" style:font-size-asian="12pt" style:font-size-complex="12pt"/>
    </style:style>
    <style:style style:name="P27" style:family="paragraph" style:parent-style-name="Обычный">
      <style:paragraph-properties fo:margin-top="0cm" fo:margin-bottom="0cm" loext:contextual-spacing="false" fo:line-height="90%"/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P28" style:family="paragraph" style:parent-style-name="Обычный">
      <style:paragraph-properties fo:margin-top="0cm" fo:margin-bottom="0cm" loext:contextual-spacing="false" fo:line-height="90%"/>
      <style:text-properties fo:color="#000000" style:font-name="Times New Roman" fo:font-size="12pt" fo:language="en" fo:country="US" officeooo:rsid="000e4419" officeooo:paragraph-rsid="000e4419" style:font-name-asian="Times New Roman" style:font-size-asian="12pt" style:font-name-complex="Times New Roman" style:font-size-complex="12pt"/>
    </style:style>
    <style:style style:name="P29" style:family="paragraph" style:parent-style-name="Обычный">
      <style:paragraph-properties fo:margin-top="0cm" fo:margin-bottom="0cm" loext:contextual-spacing="false" fo:line-height="90%"/>
    </style:style>
    <style:style style:name="P30" style:family="paragraph" style:parent-style-name="Обычный">
      <style:paragraph-properties fo:margin-top="0cm" fo:margin-bottom="0cm" loext:contextual-spacing="false" fo:line-height="90%"/>
      <style:text-properties officeooo:paragraph-rsid="000e4419"/>
    </style:style>
    <style:style style:name="P31" style:family="paragraph" style:parent-style-name="Обычный">
      <style:paragraph-properties fo:margin-top="0cm" fo:margin-bottom="0.002cm" loext:contextual-spacing="false" fo:line-height="103%"/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P32" style:family="paragraph" style:parent-style-name="Обычный">
      <style:paragraph-properties fo:margin-left="0.078cm" fo:margin-right="0cm" fo:margin-top="0cm" fo:margin-bottom="0.002cm" loext:contextual-spacing="false" fo:line-height="103%" fo:text-indent="0cm" style:auto-text-indent="false">
        <style:tab-stops/>
      </style:paragraph-properties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P33" style:family="paragraph" style:parent-style-name="Обычный">
      <style:paragraph-properties fo:margin-left="0cm" fo:margin-right="0.898cm" fo:margin-top="0cm" fo:margin-bottom="0cm" loext:contextual-spacing="false" fo:text-indent="0cm" style:auto-text-indent="false"/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P34" style:family="paragraph" style:parent-style-name="Обычный">
      <style:paragraph-properties fo:margin-left="0cm" fo:margin-right="0.898cm" fo:margin-top="0cm" fo:margin-bottom="0cm" loext:contextual-spacing="false" fo:text-align="end" style:justify-single-word="false" fo:text-indent="0cm" style:auto-text-indent="false"/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P35" style:family="paragraph" style:parent-style-name="Обычный">
      <style:paragraph-properties fo:margin-left="0cm" fo:margin-right="0.898cm" fo:margin-top="0cm" fo:margin-bottom="0cm" loext:contextual-spacing="false" fo:text-align="end" style:justify-single-word="false" fo:text-indent="0cm" style:auto-text-indent="false"/>
      <style:text-properties fo:color="#000000" style:font-name="Times New Roman" fo:font-size="12pt" fo:language="en" fo:country="US" style:font-size-asian="12pt" style:font-size-complex="12pt"/>
    </style:style>
    <style:style style:name="P36" style:family="paragraph" style:parent-style-name="Обычный">
      <style:paragraph-properties fo:margin-left="0cm" fo:margin-right="0.898cm" fo:margin-top="0cm" fo:margin-bottom="0cm" loext:contextual-spacing="false" fo:text-indent="0cm" style:auto-text-indent="false"/>
      <style:text-properties fo:color="#000000" style:font-name="Times New Roman" fo:font-size="12pt" style:font-size-asian="12pt" style:font-size-complex="12pt"/>
    </style:style>
    <style:style style:name="P37" style:family="paragraph" style:parent-style-name="Обычный">
      <style:paragraph-properties fo:margin-left="0cm" fo:margin-right="0cm" fo:margin-top="0cm" fo:margin-bottom="0.002cm" loext:contextual-spacing="false" fo:line-height="103%" fo:text-indent="-0.018cm" style:auto-text-indent="false"/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1" style:family="text">
      <style:text-properties style:font-name="Times New Roman" fo:font-size="16pt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T2" style:family="text">
      <style:text-properties style:font-name="Times New Roman" fo:font-size="16pt" style:font-name-asian="Times New Roman" style:font-size-asian="16pt" style:font-name-complex="Times New Roman" style:font-size-complex="16pt"/>
    </style:style>
    <style:style style:name="T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" style:family="text">
      <style:text-properties style:font-name="Times New Roman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0pt" style:font-weight-asian="bold" style:font-name-complex="Times New Roman" style:font-size-complex="10pt" style:font-weight-complex="bold"/>
    </style:style>
    <style:style style:name="T5" style:family="text">
      <style:text-properties style:font-name="Times New Roman" fo:font-size="10pt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0pt" style:font-weight-asian="bold" style:font-name-complex="Times New Roman" style:font-size-complex="10pt" style:font-weight-complex="bold"/>
    </style:style>
    <style:style style:name="T6" style:family="text">
      <style:text-properties style:font-name="Times New Roman" fo:font-size="10pt" fo:language="en" fo:country="US" style:font-name-asian="Times New Roman" style:font-size-asian="10pt" style:font-name-complex="Times New Roman" style:font-size-complex="10pt"/>
    </style:style>
    <style:style style:name="T7" style:family="text"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T8" style:family="text">
      <style:text-properties style:font-name="Times New Roman" fo:font-size="10pt" fo:font-style="italic" style:font-name-asian="Times New Roman" style:font-size-asian="10pt" style:font-style-asian="italic" style:font-name-complex="Times New Roman" style:font-size-complex="10pt" style:font-style-complex="italic"/>
    </style:style>
    <style:style style:name="T9" style:family="text">
      <style:text-properties style:font-name="Times New Roman" fo:font-size="10pt" fo:font-style="italic" fo:font-weight="bold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T10" style:family="text">
      <style:text-properties style:font-name="Times New Roman" fo:font-size="10pt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T11" style:family="text">
      <style:text-properties style:font-name="Times New Roman" fo:font-size="9pt" style:font-name-asian="Times New Roman" style:font-size-asian="9pt" style:font-name-complex="Times New Roman" style:font-size-complex="9pt"/>
    </style:style>
    <style:style style:name="T12" style:family="text"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T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" style:family="text">
      <style:text-properties style:font-name="Times New Roman" fo:font-size="12pt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2pt" style:font-weight-asian="bold" style:font-name-complex="Times New Roman" style:font-size-complex="12pt" style:font-weight-complex="bold"/>
    </style:style>
    <style:style style:name="T15" style:family="text">
      <style:text-properties style:font-name="Times New Roman" fo:font-size="12pt" style:text-underline-style="solid" style:text-underline-width="auto" style:text-underline-color="font-color" fo:font-weight="bold" officeooo:rsid="001ce48f" style:text-underline-mode="continuous" style:text-overline-mode="continuous" style:text-line-through-mode="continuous" style:font-name-asian="Times New Roman" style:font-size-asian="12pt" style:font-weight-asian="bold" style:font-name-complex="Times New Roman" style:font-size-complex="12pt" style:font-weight-complex="bold"/>
    </style:style>
    <style:style style:name="T16" style:family="text">
      <style:text-properties style:font-name="Times New Roman" fo:font-size="12pt" fo:language="ru" fo:country="RU" style:font-name-asian="Times New Roman" style:font-size-asian="12pt" style:font-name-complex="Times New Roman" style:font-size-complex="12pt"/>
    </style:style>
    <style:style style:name="T17" style:family="text">
      <style:text-properties style:font-name="Times New Roman" fo:font-size="12pt" fo:language="ru" fo:country="RU" officeooo:rsid="001ce48f" style:font-name-asian="Times New Roman" style:font-size-asian="12pt" style:font-name-complex="Times New Roman" style:font-size-complex="12pt"/>
    </style:style>
    <style:style style:name="T18" style:family="text">
      <style:text-properties style:font-name="Times New Roman" fo:font-size="12pt" fo:language="ru" fo:country="RU" style:text-underline-style="solid" style:text-underline-width="auto" style:text-underline-color="font-color" fo:font-weight="bold" officeooo:rsid="001ce48f" style:text-underline-mode="continuous" style:text-overline-mode="continuous" style:text-line-through-mode="continuous" style:font-name-asian="Times New Roman" style:font-size-asian="12pt" style:font-weight-asian="bold" style:font-name-complex="Times New Roman" style:font-size-complex="12pt" style:font-weight-complex="bold"/>
    </style:style>
    <style:style style:name="T19" style:family="text">
      <style:text-properties style:font-name="Times New Roman" fo:font-size="12pt" fo:language="en" fo:country="US" style:font-name-asian="Times New Roman" style:font-size-asian="12pt" style:font-name-complex="Times New Roman" style:font-size-complex="12pt"/>
    </style:style>
    <style:style style:name="T20" style:family="text">
      <style:text-properties style:font-name="Times New Roman" fo:font-size="12pt" fo:language="en" fo:country="US" style:text-underline-style="solid" style:text-underline-width="auto" style:text-underline-color="font-color" fo:font-weight="bold" officeooo:rsid="001ce48f" style:text-underline-mode="continuous" style:text-overline-mode="continuous" style:text-line-through-mode="continuous" style:font-name-asian="Times New Roman" style:font-size-asian="12pt" style:font-weight-asian="bold" style:font-name-complex="Times New Roman" style:font-size-complex="12pt" style:font-weight-complex="bold"/>
    </style:style>
    <style:style style:name="T21" style:family="text">
      <style:text-properties style:font-name="Times New Roman" fo:font-size="12pt" fo:language="en" fo:country="US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22" style:family="text"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23" style:family="text">
      <style:text-properties fo:color="#111111" style:font-name="Times New Roman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0pt" style:font-weight-asian="bold" style:font-name-complex="Times New Roman" style:font-size-complex="10pt" style:font-weight-complex="bold"/>
    </style:style>
    <style:style style:name="T24" style:family="text">
      <style:text-properties fo:color="#111111" style:font-name="Times New Roman" fo:font-size="10pt" style:font-name-asian="Times New Roman" style:font-size-asian="10pt" style:font-name-complex="Times New Roman" style:font-size-complex="10pt"/>
    </style:style>
    <style:style style:name="T25" style:family="text">
      <style:text-properties fo:language="en" fo:country="US"/>
    </style:style>
    <style:style style:name="T26" style:family="text">
      <style:text-properties style:use-window-font-color="true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T27" style:family="text">
      <style:text-properties style:use-window-font-color="true" style:font-name="Times New Roman" fo:font-size="9pt" style:font-name-asian="Times New Roman" style:font-size-asian="9pt" style:font-name-complex="Times New Roman" style:font-size-complex="9pt"/>
    </style:style>
    <style:style style:name="T28" style:family="text">
      <style:text-properties style:use-window-font-color="true" style:font-name="Times New Roman" fo:font-size="16pt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T29" style:family="text">
      <style:text-properties style:use-window-font-color="true" style:font-name="Times New Roman" fo:font-size="16pt" style:font-name-asian="Times New Roman" style:font-size-asian="16pt" style:font-name-complex="Times New Roman" style:font-size-complex="16pt"/>
    </style:style>
    <style:style style:name="T30" style:family="text">
      <style:text-properties style:use-window-font-color="true" style:font-name="Times New Roman" fo:font-size="12pt" style:font-name-asian="Times New Roman" style:font-size-asian="12pt" style:font-name-complex="Times New Roman" style:font-size-complex="12pt"/>
    </style:style>
    <style:style style:name="T31" style:family="text">
      <style:text-properties style:use-window-font-color="true" style:font-name="Times New Roman" fo:font-size="12pt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2pt" style:font-weight-asian="bold" style:font-name-complex="Times New Roman" style:font-size-complex="12pt" style:font-weight-complex="bold"/>
    </style:style>
    <style:style style:name="T32" style:family="text">
      <style:text-properties style:use-window-font-color="true" style:font-name="Times New Roman" fo:font-size="12pt" style:text-underline-style="solid" style:text-underline-width="auto" style:text-underline-color="font-color" fo:font-weight="bold" officeooo:rsid="001ce48f" style:text-underline-mode="continuous" style:text-overline-mode="continuous" style:text-line-through-mode="continuous" style:font-name-asian="Times New Roman" style:font-size-asian="12pt" style:font-weight-asian="bold" style:font-name-complex="Times New Roman" style:font-size-complex="12pt" style:font-weight-complex="bold"/>
    </style:style>
    <style:style style:name="T33" style:family="text"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/>
    </style:style>
    <style:style style:name="T34" style:family="text">
      <style:text-properties style:use-window-font-color="true" style:font-name="Times New Roman" fo:font-size="12pt" fo:language="ru" fo:country="RU" officeooo:rsid="001ce48f" style:font-name-asian="Times New Roman" style:font-size-asian="12pt" style:font-name-complex="Times New Roman" style:font-size-complex="12pt"/>
    </style:style>
    <style:style style:name="T35" style:family="text">
      <style:text-properties style:use-window-font-color="true" style:font-name="Times New Roman" fo:font-size="12pt" fo:language="ru" fo:country="RU" style:text-underline-style="solid" style:text-underline-width="auto" style:text-underline-color="font-color" fo:font-weight="bold" officeooo:rsid="001ce48f" style:text-underline-mode="continuous" style:text-overline-mode="continuous" style:text-line-through-mode="continuous" style:font-name-asian="Times New Roman" style:font-size-asian="12pt" style:font-weight-asian="bold" style:font-name-complex="Times New Roman" style:font-size-complex="12pt" style:font-weight-complex="bold"/>
    </style:style>
    <style:style style:name="T36" style:family="text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/>
    </style:style>
    <style:style style:name="T37" style:family="text">
      <style:text-properties style:use-window-font-color="true" style:font-name="Times New Roman" fo:font-size="12pt" fo:language="en" fo:country="US" style:text-underline-style="solid" style:text-underline-width="auto" style:text-underline-color="font-color" fo:font-weight="bold" officeooo:rsid="001ce48f" style:text-underline-mode="continuous" style:text-overline-mode="continuous" style:text-line-through-mode="continuous" style:font-name-asian="Times New Roman" style:font-size-asian="12pt" style:font-weight-asian="bold" style:font-name-complex="Times New Roman" style:font-size-complex="12pt" style:font-weight-complex="bold"/>
    </style:style>
    <style:style style:name="T38" style:family="text">
      <style:text-properties style:use-window-font-color="true" style:font-name="Times New Roman" fo:font-size="12pt" fo:language="en" fo:country="US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39" style:family="text">
      <style:text-properties style:use-window-font-color="true"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40" style:family="text">
      <style:text-properties style:use-window-font-color="true" style:font-name="Times New Roman" fo:font-size="10pt" style:font-name-asian="Times New Roman" style:font-size-asian="10pt" style:font-name-complex="Times New Roman" style:font-size-complex="10pt"/>
    </style:style>
    <style:style style:name="T41" style:family="text">
      <style:text-properties style:use-window-font-color="true"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T42" style:family="text">
      <style:text-properties style:use-window-font-color="true" style:font-name="Times New Roman" fo:font-size="10pt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T43" style:family="text">
      <style:text-properties style:use-window-font-color="true" style:font-name="Times New Roman" fo:font-size="10pt" fo:font-style="italic" style:font-name-asian="Times New Roman" style:font-size-asian="10pt" style:font-style-asian="italic" style:font-name-complex="Times New Roman" style:font-size-complex="10pt" style:font-style-complex="italic"/>
    </style:style>
    <style:style style:name="T44" style:family="text">
      <style:text-properties style:use-window-font-color="true" style:font-name="Times New Roman" fo:font-size="10pt" fo:font-style="italic" fo:font-weight="bold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T45" style:family="text">
      <style:text-properties style:use-window-font-color="true" style:font-name="Times New Roman" fo:font-size="10pt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0pt" style:font-weight-asian="bold" style:font-name-complex="Times New Roman" style:font-size-complex="10pt" style:font-weight-complex="bold"/>
    </style:style>
    <style:style style:name="T46" style:family="text"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/>
    </style:style>
    <style:style style:name="T47" style:family="text">
      <style:text-properties style:use-window-font-color="true" style:font-name="Times New Roman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0pt" style:font-weight-asian="bold" style:font-name-complex="Times New Roman" style:font-size-complex="10pt" style:font-weight-complex="bold"/>
    </style:style>
    <style:style style:name="T48" style:family="text">
      <style:text-properties fo:color="#808080" style:font-name="Arial" fo:font-size="9.5pt" style:font-size-asian="9.5pt"/>
    </style:style>
    <style:style style:name="T49" style:family="text">
      <style:text-properties fo:color="#000000" style:font-name="Arial" fo:font-size="9.5pt" style:font-size-asian="9.5pt"/>
    </style:style>
    <style:style style:name="T50" style:family="text">
      <style:text-properties fo:color="#000000" style:font-name="Times New Roman" fo:font-size="16pt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T51" style:family="text">
      <style:text-properties fo:color="#000000" style:font-name="Times New Roman" fo:font-size="16pt" style:font-name-asian="Times New Roman" style:font-size-asian="16pt" style:font-name-complex="Times New Roman" style:font-size-complex="16pt"/>
    </style:style>
    <style:style style:name="T5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3" style:family="text">
      <style:text-properties fo:color="#000000" style:font-name="Times New Roman" fo:font-size="12pt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2pt" style:font-weight-asian="bold" style:font-name-complex="Times New Roman" style:font-size-complex="12pt" style:font-weight-complex="bold"/>
    </style:style>
    <style:style style:name="T54" style:family="text">
      <style:text-properties fo:color="#000000" style:font-name="Times New Roman" fo:font-size="12pt" style:text-underline-style="solid" style:text-underline-width="auto" style:text-underline-color="font-color" fo:font-weight="bold" officeooo:rsid="001ce48f" style:text-underline-mode="continuous" style:text-overline-mode="continuous" style:text-line-through-mode="continuous" style:font-name-asian="Times New Roman" style:font-size-asian="12pt" style:font-weight-asian="bold" style:font-name-complex="Times New Roman" style:font-size-complex="12pt" style:font-weight-complex="bold"/>
    </style:style>
    <style:style style:name="T55" style:family="text">
      <style:text-properties fo:color="#000000" style:font-name="Times New Roman" fo:font-size="12pt" fo:language="ru" fo:country="RU" style:font-name-asian="Times New Roman" style:font-size-asian="12pt" style:font-name-complex="Times New Roman" style:font-size-complex="12pt"/>
    </style:style>
    <style:style style:name="T56" style:family="text">
      <style:text-properties fo:color="#000000" style:font-name="Times New Roman" fo:font-size="12pt" fo:language="ru" fo:country="RU" officeooo:rsid="001ce48f" style:font-name-asian="Times New Roman" style:font-size-asian="12pt" style:font-name-complex="Times New Roman" style:font-size-complex="12pt"/>
    </style:style>
    <style:style style:name="T57" style:family="text">
      <style:text-properties fo:color="#000000" style:font-name="Times New Roman" fo:font-size="12pt" fo:language="ru" fo:country="RU" style:text-underline-style="solid" style:text-underline-width="auto" style:text-underline-color="font-color" fo:font-weight="bold" officeooo:rsid="001ce48f" style:text-underline-mode="continuous" style:text-overline-mode="continuous" style:text-line-through-mode="continuous" style:font-name-asian="Times New Roman" style:font-size-asian="12pt" style:font-weight-asian="bold" style:font-name-complex="Times New Roman" style:font-size-complex="12pt" style:font-weight-complex="bold"/>
    </style:style>
    <style:style style:name="T58" style:family="text">
      <style:text-properties fo:color="#000000" style:font-name="Times New Roman" fo:font-size="12pt" fo:language="en" fo:country="US" style:font-name-asian="Times New Roman" style:font-size-asian="12pt" style:font-name-complex="Times New Roman" style:font-size-complex="12pt"/>
    </style:style>
    <style:style style:name="T59" style:family="text">
      <style:text-properties fo:color="#000000" style:font-name="Times New Roman" fo:font-size="12pt" fo:language="en" fo:country="US" style:text-underline-style="solid" style:text-underline-width="auto" style:text-underline-color="font-color" fo:font-weight="bold" officeooo:rsid="001ce48f" style:text-underline-mode="continuous" style:text-overline-mode="continuous" style:text-line-through-mode="continuous" style:font-name-asian="Times New Roman" style:font-size-asian="12pt" style:font-weight-asian="bold" style:font-name-complex="Times New Roman" style:font-size-complex="12pt" style:font-weight-complex="bold"/>
    </style:style>
    <style:style style:name="T60" style:family="text">
      <style:text-properties fo:color="#000000" style:font-name="Times New Roman" fo:font-size="12pt" fo:language="en" fo:country="US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61" style:family="text">
      <style:text-properties fo:color="#000000"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62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63" style:family="text">
      <style:text-properties fo:color="#000000"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T64" style:family="text">
      <style:text-properties fo:color="#000000" style:font-name="Times New Roman" fo:font-size="10pt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T65" style:family="text">
      <style:text-properties fo:color="#000000" style:font-name="Times New Roman" fo:font-size="10pt" fo:font-style="italic" style:font-name-asian="Times New Roman" style:font-size-asian="10pt" style:font-style-asian="italic" style:font-name-complex="Times New Roman" style:font-size-complex="10pt" style:font-style-complex="italic"/>
    </style:style>
    <style:style style:name="T66" style:family="text">
      <style:text-properties fo:color="#000000" style:font-name="Times New Roman" fo:font-size="10pt" fo:font-style="italic" fo:font-weight="bold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T67" style:family="text">
      <style:text-properties fo:color="#000000" style:font-name="Times New Roman" fo:font-size="10pt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0pt" style:font-weight-asian="bold" style:font-name-complex="Times New Roman" style:font-size-complex="10pt" style:font-weight-complex="bold"/>
    </style:style>
    <style:style style:name="T68" style:family="text">
      <style:text-properties fo:color="#000000" style:font-name="Times New Roman" fo:font-size="10pt" fo:language="en" fo:country="US" style:font-name-asian="Times New Roman" style:font-size-asian="10pt" style:font-name-complex="Times New Roman" style:font-size-complex="10pt"/>
    </style:style>
    <style:style style:name="T69" style:family="text">
      <style:text-properties fo:color="#000000" style:font-name="Times New Roman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0pt" style:font-weight-asian="bold" style:font-name-complex="Times New Roman" style:font-size-complex="10pt" style:font-weight-complex="bold"/>
    </style:style>
    <style:style style:name="T70" style:family="text">
      <style:text-properties fo:color="#000000" style:font-name="Times New Roman" fo:font-size="9pt" style:font-name-asian="Times New Roman" style:font-size-asian="9pt" style:font-name-complex="Times New Roman" style:font-size-complex="9pt"/>
    </style:style>
    <style:style style:name="T71" style:family="text">
      <style:text-properties fo:color="#000000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T72" style:family="text">
      <style:text-properties fo:color="#000000" fo:font-size="16pt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T73" style:family="text">
      <style:text-properties fo:color="#000000" fo:font-size="16pt" style:font-name-asian="Times New Roman" style:font-size-asian="16pt" style:font-name-complex="Times New Roman" style:font-size-complex="16pt"/>
    </style:style>
    <style:style style:name="T74" style:family="text">
      <style:text-properties fo:color="#000000" fo:font-size="12pt" style:font-name-asian="Times New Roman" style:font-size-asian="12pt" style:font-name-complex="Times New Roman" style:font-size-complex="12pt"/>
    </style:style>
    <style:style style:name="T75" style:family="text">
      <style:text-properties fo:color="#000000" fo:font-size="12pt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2pt" style:font-weight-asian="bold" style:font-name-complex="Times New Roman" style:font-size-complex="12pt" style:font-weight-complex="bold"/>
    </style:style>
    <style:style style:name="T76" style:family="text">
      <style:text-properties fo:color="#000000" fo:font-size="12pt" style:text-underline-style="solid" style:text-underline-width="auto" style:text-underline-color="font-color" fo:font-weight="bold" officeooo:rsid="001ce48f" style:text-underline-mode="continuous" style:text-overline-mode="continuous" style:text-line-through-mode="continuous" style:font-name-asian="Times New Roman" style:font-size-asian="12pt" style:font-weight-asian="bold" style:font-name-complex="Times New Roman" style:font-size-complex="12pt" style:font-weight-complex="bold"/>
    </style:style>
    <style:style style:name="T77" style:family="text">
      <style:text-properties fo:color="#000000" fo:font-size="12pt" fo:language="ru" fo:country="RU" style:font-name-asian="Times New Roman" style:font-size-asian="12pt" style:font-name-complex="Times New Roman" style:font-size-complex="12pt"/>
    </style:style>
    <style:style style:name="T78" style:family="text">
      <style:text-properties fo:color="#000000" fo:font-size="12pt" fo:language="ru" fo:country="RU" officeooo:rsid="001ce48f" style:font-name-asian="Times New Roman" style:font-size-asian="12pt" style:font-name-complex="Times New Roman" style:font-size-complex="12pt"/>
    </style:style>
    <style:style style:name="T79" style:family="text">
      <style:text-properties fo:color="#000000" fo:font-size="12pt" fo:language="ru" fo:country="RU" style:text-underline-style="solid" style:text-underline-width="auto" style:text-underline-color="font-color" fo:font-weight="bold" officeooo:rsid="001ce48f" style:text-underline-mode="continuous" style:text-overline-mode="continuous" style:text-line-through-mode="continuous" style:font-name-asian="Times New Roman" style:font-size-asian="12pt" style:font-weight-asian="bold" style:font-name-complex="Times New Roman" style:font-size-complex="12pt" style:font-weight-complex="bold"/>
    </style:style>
    <style:style style:name="T80" style:family="text">
      <style:text-properties fo:color="#000000" fo:font-size="12pt" fo:language="en" fo:country="US" style:font-name-asian="Times New Roman" style:font-size-asian="12pt" style:font-name-complex="Times New Roman" style:font-size-complex="12pt"/>
    </style:style>
    <style:style style:name="T81" style:family="text">
      <style:text-properties fo:color="#000000" fo:font-size="12pt" fo:language="en" fo:country="US" style:text-underline-style="solid" style:text-underline-width="auto" style:text-underline-color="font-color" fo:font-weight="bold" officeooo:rsid="001ce48f" style:text-underline-mode="continuous" style:text-overline-mode="continuous" style:text-line-through-mode="continuous" style:font-name-asian="Times New Roman" style:font-size-asian="12pt" style:font-weight-asian="bold" style:font-name-complex="Times New Roman" style:font-size-complex="12pt" style:font-weight-complex="bold"/>
    </style:style>
    <style:style style:name="T82" style:family="text">
      <style:text-properties fo:color="#000000" fo:font-size="12pt" fo:language="en" fo:country="US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83" style:family="text">
      <style:text-properties fo:color="#000000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84" style:family="text">
      <style:text-properties fo:color="#000000" fo:font-size="10pt" style:font-name-asian="Times New Roman" style:font-size-asian="10pt" style:font-name-complex="Times New Roman" style:font-size-complex="10pt"/>
    </style:style>
    <style:style style:name="T85" style:family="text">
      <style:text-properties fo:color="#000000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T86" style:family="text">
      <style:text-properties fo:color="#000000" fo:font-size="10pt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T87" style:family="text">
      <style:text-properties fo:color="#000000" fo:font-size="10pt" fo:font-style="italic" style:font-name-asian="Times New Roman" style:font-size-asian="10pt" style:font-style-asian="italic" style:font-name-complex="Times New Roman" style:font-size-complex="10pt" style:font-style-complex="italic"/>
    </style:style>
    <style:style style:name="T88" style:family="text">
      <style:text-properties fo:color="#000000" fo:font-size="10pt" fo:font-style="italic" fo:font-weight="bold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T89" style:family="text">
      <style:text-properties fo:color="#000000" fo:font-size="10pt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0pt" style:font-weight-asian="bold" style:font-name-complex="Times New Roman" style:font-size-complex="10pt" style:font-weight-complex="bold"/>
    </style:style>
    <style:style style:name="T90" style:family="text">
      <style:text-properties fo:color="#000000" fo:font-size="10pt" fo:language="en" fo:country="US" style:font-name-asian="Times New Roman" style:font-size-asian="10pt" style:font-name-complex="Times New Roman" style:font-size-complex="10pt"/>
    </style:style>
    <style:style style:name="T91" style:family="text">
      <style:text-properties fo:color="#000000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0pt" style:font-weight-asian="bold" style:font-name-complex="Times New Roman" style:font-size-complex="10pt" style:font-weight-complex="bold"/>
    </style:style>
    <style:style style:name="T92" style:family="text">
      <style:text-properties fo:color="#000000" fo:font-size="9pt" style:font-name-asian="Times New Roman" style:font-size-asian="9pt" style:font-name-complex="Times New Roman" style:font-size-complex="9pt"/>
    </style:style>
    <style:style style:name="T93" style:family="text">
      <style:text-properties fo:color="#000000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T94" style:family="text">
      <style:text-properties fo:color="#000000" style:font-name="Times New Roman" fo:font-size="16pt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T95" style:family="text">
      <style:text-properties fo:color="#000000" style:font-name="Times New Roman" fo:font-size="16pt" style:font-name-asian="Times New Roman" style:font-size-asian="16pt" style:font-name-complex="Times New Roman" style:font-size-complex="16pt"/>
    </style:style>
    <style:style style:name="T9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97" style:family="text">
      <style:text-properties fo:color="#000000" style:font-name="Times New Roman" fo:font-size="12pt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2pt" style:font-weight-asian="bold" style:font-name-complex="Times New Roman" style:font-size-complex="12pt" style:font-weight-complex="bold"/>
    </style:style>
    <style:style style:name="T98" style:family="text">
      <style:text-properties fo:color="#000000" style:font-name="Times New Roman" fo:font-size="12pt" style:text-underline-style="solid" style:text-underline-width="auto" style:text-underline-color="font-color" fo:font-weight="bold" officeooo:rsid="001ce48f" style:text-underline-mode="continuous" style:text-overline-mode="continuous" style:text-line-through-mode="continuous" style:font-name-asian="Times New Roman" style:font-size-asian="12pt" style:font-weight-asian="bold" style:font-name-complex="Times New Roman" style:font-size-complex="12pt" style:font-weight-complex="bold"/>
    </style:style>
    <style:style style:name="T99" style:family="text">
      <style:text-properties fo:color="#000000" style:font-name="Times New Roman" fo:font-size="12pt" fo:language="ru" fo:country="RU" style:font-name-asian="Times New Roman" style:font-size-asian="12pt" style:font-name-complex="Times New Roman" style:font-size-complex="12pt"/>
    </style:style>
    <style:style style:name="T100" style:family="text">
      <style:text-properties fo:color="#000000" style:font-name="Times New Roman" fo:font-size="12pt" fo:language="ru" fo:country="RU" officeooo:rsid="001ce48f" style:font-name-asian="Times New Roman" style:font-size-asian="12pt" style:font-name-complex="Times New Roman" style:font-size-complex="12pt"/>
    </style:style>
    <style:style style:name="T101" style:family="text">
      <style:text-properties fo:color="#000000" style:font-name="Times New Roman" fo:font-size="12pt" fo:language="ru" fo:country="RU" style:text-underline-style="solid" style:text-underline-width="auto" style:text-underline-color="font-color" fo:font-weight="bold" officeooo:rsid="001ce48f" style:text-underline-mode="continuous" style:text-overline-mode="continuous" style:text-line-through-mode="continuous" style:font-name-asian="Times New Roman" style:font-size-asian="12pt" style:font-weight-asian="bold" style:font-name-complex="Times New Roman" style:font-size-complex="12pt" style:font-weight-complex="bold"/>
    </style:style>
    <style:style style:name="T102" style:family="text">
      <style:text-properties fo:color="#000000" style:font-name="Times New Roman" fo:font-size="12pt" fo:language="ru" fo:country="RU" fo:font-style="italic" officeooo:rsid="000e4419" style:font-name-asian="Times New Roman" style:font-size-asian="12pt" style:font-style-asian="italic" style:font-name-complex="Times New Roman" style:font-size-complex="12pt" style:font-style-complex="italic"/>
    </style:style>
    <style:style style:name="T103" style:family="text">
      <style:text-properties fo:color="#000000" style:font-name="Times New Roman" fo:font-size="12pt" fo:language="ru" fo:country="RU" fo:font-style="italic" officeooo:rsid="00103640" style:font-name-asian="Times New Roman" style:font-size-asian="12pt" style:font-style-asian="italic" style:font-name-complex="Times New Roman" style:font-size-complex="12pt" style:font-style-complex="italic"/>
    </style:style>
    <style:style style:name="T104" style:family="text">
      <style:text-properties fo:color="#000000" style:font-name="Times New Roman" fo:font-size="12pt" fo:language="en" fo:country="US" style:font-name-asian="Times New Roman" style:font-size-asian="12pt" style:font-name-complex="Times New Roman" style:font-size-complex="12pt"/>
    </style:style>
    <style:style style:name="T105" style:family="text">
      <style:text-properties fo:color="#000000" style:font-name="Times New Roman" fo:font-size="12pt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2pt" style:font-weight-asian="bold" style:font-name-complex="Times New Roman" style:font-size-complex="12pt" style:font-weight-complex="bold"/>
    </style:style>
    <style:style style:name="T106" style:family="text">
      <style:text-properties fo:color="#000000" style:font-name="Times New Roman" fo:font-size="12pt" fo:language="en" fo:country="US" style:text-underline-style="solid" style:text-underline-width="auto" style:text-underline-color="font-color" fo:font-weight="bold" officeooo:rsid="001ce48f" style:text-underline-mode="continuous" style:text-overline-mode="continuous" style:text-line-through-mode="continuous" style:font-name-asian="Times New Roman" style:font-size-asian="12pt" style:font-weight-asian="bold" style:font-name-complex="Times New Roman" style:font-size-complex="12pt" style:font-weight-complex="bold"/>
    </style:style>
    <style:style style:name="T107" style:family="text">
      <style:text-properties fo:color="#000000" style:font-name="Times New Roman" fo:font-size="12pt" fo:language="en" fo:country="US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108" style:family="text">
      <style:text-properties fo:color="#000000" style:font-name="Times New Roman" fo:font-size="12pt" fo:language="en" fo:country="US" fo:font-style="italic" officeooo:rsid="000e4419" style:font-name-asian="Times New Roman" style:font-size-asian="12pt" style:font-style-asian="italic" style:font-name-complex="Times New Roman" style:font-size-complex="12pt" style:font-style-complex="italic"/>
    </style:style>
    <style:style style:name="T109" style:family="text">
      <style:text-properties fo:color="#000000"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110" style:family="text">
      <style:text-properties fo:color="#000000" style:font-name="Times New Roman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111" style:family="text">
      <style:text-properties fo:color="#000000" style:font-name="Times New Roman" fo:font-size="12pt" fo:font-style="italic" style:font-name-asian="Times New Roman" style:font-size-asian="12pt" style:font-style-asian="italic" style:font-name-complex="Times New Roman" style:font-size-complex="12pt" style:font-style-complex="italic"/>
    </style:style>
    <style:style style:name="T112" style:family="text">
      <style:text-properties fo:color="#000000" style:font-name="Times New Roman" fo:font-size="12pt" fo:font-style="italic" officeooo:rsid="000e4419" style:font-name-asian="Times New Roman" style:font-size-asian="12pt" style:font-style-asian="italic" style:font-name-complex="Times New Roman" style:font-size-complex="12pt" style:font-style-complex="italic"/>
    </style:style>
    <style:style style:name="T113" style:family="text">
      <style:text-properties fo:color="#000000" style:font-name="Times New Roman" fo:font-size="12pt" fo:font-style="italic" fo:font-weight="bold" style:font-name-asian="Times New Roman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T114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15" style:family="text">
      <style:text-properties fo:color="#000000"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T116" style:family="text">
      <style:text-properties fo:color="#000000" style:font-name="Times New Roman" fo:font-size="10pt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T117" style:family="text">
      <style:text-properties fo:color="#000000" style:font-name="Times New Roman" fo:font-size="10pt" fo:font-style="italic" style:font-name-asian="Times New Roman" style:font-size-asian="10pt" style:font-style-asian="italic" style:font-name-complex="Times New Roman" style:font-size-complex="10pt" style:font-style-complex="italic"/>
    </style:style>
    <style:style style:name="T118" style:family="text">
      <style:text-properties fo:color="#000000" style:font-name="Times New Roman" fo:font-size="10pt" fo:font-style="italic" fo:font-weight="bold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T119" style:family="text">
      <style:text-properties fo:color="#000000" style:font-name="Times New Roman" fo:font-size="10pt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0pt" style:font-weight-asian="bold" style:font-name-complex="Times New Roman" style:font-size-complex="10pt" style:font-weight-complex="bold"/>
    </style:style>
    <style:style style:name="T120" style:family="text">
      <style:text-properties fo:color="#000000" style:font-name="Times New Roman" fo:font-size="10pt" fo:language="en" fo:country="US" style:font-name-asian="Times New Roman" style:font-size-asian="10pt" style:font-name-complex="Times New Roman" style:font-size-complex="10pt"/>
    </style:style>
    <style:style style:name="T121" style:family="text">
      <style:text-properties fo:color="#000000" style:font-name="Times New Roman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0pt" style:font-weight-asian="bold" style:font-name-complex="Times New Roman" style:font-size-complex="10pt" style:font-weight-complex="bold"/>
    </style:style>
    <style:style style:name="T122" style:family="text">
      <style:text-properties fo:color="#000000" style:font-name="Times New Roman" fo:font-size="9pt" style:font-name-asian="Times New Roman" style:font-size-asian="9pt" style:font-name-complex="Times New Roman" style:font-size-complex="9pt"/>
    </style:style>
    <style:style style:name="T123" style:family="text">
      <style:text-properties fo:color="#000000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T124" style:family="text">
      <style:text-properties fo:color="#000000" style:font-name="Times New Roman" fo:font-weight="bold" style:font-name-asian="Times New Roman" style:font-weight-asian="bold" style:font-name-complex="Times New Roman" style:font-weight-complex="bold"/>
    </style:style>
    <style:style style:name="T125" style:family="text">
      <style:text-properties fo:color="#000000" style:font-name="Times New Roman" style:font-name-asian="Times New Roman" style:font-name-complex="Times New Roman"/>
    </style:style>
    <style:style style:name="T126" style:family="text">
      <style:text-properties fo:color="#000000" style:font-name="Times New Roman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weight-asian="bold" style:font-name-complex="Times New Roman" style:font-weight-complex="bold"/>
    </style:style>
    <style:style style:name="T127" style:family="text">
      <style:text-properties fo:color="#000000" style:font-name="Times New Roman" style:text-underline-style="solid" style:text-underline-width="auto" style:text-underline-color="font-color" fo:font-weight="bold" officeooo:rsid="001ce48f" style:text-underline-mode="continuous" style:text-overline-mode="continuous" style:text-line-through-mode="continuous" style:font-name-asian="Times New Roman" style:font-weight-asian="bold" style:font-name-complex="Times New Roman" style:font-weight-complex="bold"/>
    </style:style>
    <style:style style:name="T128" style:family="text">
      <style:text-properties fo:color="#000000" style:font-name="Times New Roman" fo:language="ru" fo:country="RU" style:font-name-asian="Times New Roman" style:font-name-complex="Times New Roman"/>
    </style:style>
    <style:style style:name="T129" style:family="text">
      <style:text-properties fo:color="#000000" style:font-name="Times New Roman" fo:language="ru" fo:country="RU" officeooo:rsid="001ce48f" style:font-name-asian="Times New Roman" style:font-name-complex="Times New Roman"/>
    </style:style>
    <style:style style:name="T130" style:family="text">
      <style:text-properties fo:color="#000000" style:font-name="Times New Roman" fo:language="ru" fo:country="RU" style:text-underline-style="solid" style:text-underline-width="auto" style:text-underline-color="font-color" fo:font-weight="bold" officeooo:rsid="001ce48f" style:text-underline-mode="continuous" style:text-overline-mode="continuous" style:text-line-through-mode="continuous" style:font-name-asian="Times New Roman" style:font-weight-asian="bold" style:font-name-complex="Times New Roman" style:font-weight-complex="bold"/>
    </style:style>
    <style:style style:name="T131" style:family="text">
      <style:text-properties fo:color="#000000" style:font-name="Times New Roman" fo:language="en" fo:country="US" style:font-name-asian="Times New Roman" style:font-name-complex="Times New Roman"/>
    </style:style>
    <style:style style:name="T132" style:family="text">
      <style:text-properties fo:color="#000000" style:font-name="Times New Roman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weight-asian="bold" style:font-name-complex="Times New Roman" style:font-weight-complex="bold"/>
    </style:style>
    <style:style style:name="T133" style:family="text">
      <style:text-properties fo:color="#000000" style:font-name="Times New Roman" fo:language="en" fo:country="US" style:text-underline-style="solid" style:text-underline-width="auto" style:text-underline-color="font-color" fo:font-weight="bold" officeooo:rsid="001ce48f" style:text-underline-mode="continuous" style:text-overline-mode="continuous" style:text-line-through-mode="continuous" style:font-name-asian="Times New Roman" style:font-weight-asian="bold" style:font-name-complex="Times New Roman" style:font-weight-complex="bold"/>
    </style:style>
    <style:style style:name="T134" style:family="text">
      <style:text-properties fo:color="#000000" style:font-name="Times New Roman" fo:language="en" fo:country="US" fo:font-weight="bold" style:font-name-asian="Times New Roman" style:font-weight-asian="bold" style:font-name-complex="Times New Roman" style:font-weight-complex="bold"/>
    </style:style>
    <style:style style:name="T135" style:family="text">
      <style:text-properties fo:color="#000000" style:font-name="Times New Roman" fo:font-weight="normal" style:font-name-asian="Times New Roman" style:font-weight-asian="normal" style:font-name-complex="Times New Roman" style:font-weight-complex="normal"/>
    </style:style>
    <style:style style:name="T136" style:family="text">
      <style:text-properties fo:color="#000000" style:font-name="Times New Roman" fo:font-style="italic" style:font-name-asian="Times New Roman" style:font-style-asian="italic" style:font-name-complex="Times New Roman" style:font-style-complex="italic"/>
    </style:style>
    <style:style style:name="T137" style:family="text">
      <style:text-properties fo:color="#000000" style:font-name="Times New Roman" fo:font-style="italic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138" style:family="text">
      <style:text-properties fo:color="#a31515" style:font-name="Arial" fo:font-size="9.5pt" style:font-size-asian="9.5pt"/>
    </style:style>
    <style:style style:name="T139" style:family="text">
      <style:text-properties fo:color="#0000ff" style:font-name="Arial" fo:font-size="9.5pt" style:font-size-asian="9.5pt"/>
    </style:style>
    <style:style style:name="T140" style:family="text">
      <style:text-properties fo:color="#2b91af" style:font-name="Arial" fo:font-size="9.5pt" style:font-size-asian="9.5pt"/>
    </style:style>
    <style:style style:name="T141" style:family="text">
      <style:text-properties fo:color="#6f008a" style:font-name="Arial" fo:font-size="9.5pt" style:font-size-asian="9.5pt"/>
    </style:style>
    <style:style style:name="T142" style:family="text">
      <style:text-properties fo:color="#008080" style:font-name="Arial" fo:font-size="9.5pt" style:font-size-asian="9.5pt"/>
    </style:style>
    <style:style style:name="T143" style:family="text">
      <style:text-properties style:font-name="Arial" fo:font-size="9.5pt" style:font-size-asian="9.5pt"/>
    </style:style>
    <style:style style:name="T144" style:family="text">
      <style:text-properties style:font-name="Arial" fo:font-size="9.5pt" style:font-size-asian="9.5pt"/>
    </style:style>
    <style:style style:name="T145" style:family="text">
      <style:text-properties style:font-name="Arial" fo:font-size="9.5pt" style:font-size-asian="9.5pt"/>
    </style:style>
    <style:style style:name="T146" style:family="text">
      <style:text-properties style:font-name="Arial" fo:font-size="9.5pt" style:font-size-asian="9.5pt"/>
    </style:style>
    <style:style style:name="T147" style:family="text">
      <style:text-properties style:font-name="Arial" fo:font-size="9.5pt" style:font-size-asian="9.5pt"/>
    </style:style>
    <style:style style:name="T148" style:family="text">
      <style:text-properties style:font-name="Arial" fo:font-size="9.5pt" style:font-size-asian="9.5pt"/>
    </style:style>
    <style:style style:name="T149" style:family="text">
      <style:text-properties style:font-name="Arial" fo:font-size="9.5pt" style:font-size-asian="9.5pt"/>
    </style:style>
    <style:style style:name="T150" style:family="text">
      <style:text-properties fo:font-size="9.5pt" style:font-size-asian="9.5pt"/>
    </style:style>
    <style:style style:name="T151" style:family="text">
      <style:text-properties fo:font-size="9.5pt" style:font-size-asian="9.5pt"/>
    </style:style>
    <style:style style:name="T152" style:family="text">
      <style:text-properties fo:font-size="9.5pt" style:font-size-asian="9.5pt"/>
    </style:style>
    <style:style style:name="T153" style:family="text">
      <style:text-properties fo:font-size="9.5pt" style:font-size-asian="9.5pt"/>
    </style:style>
    <style:style style:name="T154" style:family="text">
      <style:text-properties fo:font-size="9.5pt" style:font-size-asian="9.5pt"/>
    </style:style>
    <style:style style:name="T155" style:family="text">
      <style:text-properties fo:font-size="9.5pt" style:font-size-asian="9.5pt"/>
    </style:style>
    <style:style style:name="T156" style:family="text">
      <style:text-properties fo:font-size="9.5pt" style:font-size-asian="9.5pt"/>
    </style:style>
    <style:style style:name="T157" style:family="text"/>
    <style:style style:name="T158" style:family="text"/>
    <style:style style:name="T159" style:family="text"/>
    <style:style style:name="T160" style:family="text"/>
    <style:style style:name="T161" style:family="text"/>
    <style:style style:name="T162" style:family="text"/>
    <style:style style:name="T163" style:family="text"/>
    <style:style style:name="T164" style:family="text">
      <style:text-properties officeooo:rsid="0010364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Заголовок_20_1_20_Знак"><text:span text:style-name="T61">Отчёт по лабораторной работе №23</text:span></text:span></text:p>
      <text:p text:style-name="P1"><text:span text:style-name="Заголовок_20_1_20_Знак"><text:span text:style-name="T52">по курсу «Языки и методы программирования».</text:span></text:span></text:p>
      <text:p text:style-name="P21"><text:span text:style-name="Основной_20_шрифт_20_абзаца"><text:span text:style-name="T52">Выполнил студент группы </text:span></text:span><text:span text:style-name="Основной_20_шрифт_20_абзаца"><text:span text:style-name="T53">М8О-114Б-23</text:span></text:span><text:span text:style-name="Основной_20_шрифт_20_абзаца"><text:span text:style-name="T52">:</text:span></text:span><text:span text:style-name="Основной_20_шрифт_20_абзаца"><text:span text:style-name="T55"> </text:span></text:span><text:span text:style-name="Основной_20_шрифт_20_абзаца"><text:span text:style-name="T56">Г</text:span></text:span><text:span text:style-name="Основной_20_шрифт_20_абзаца"><text:span text:style-name="T57">усев Савелий Вячеславович</text:span></text:span><text:span text:style-name="Основной_20_шрифт_20_абзаца"><text:span text:style-name="T55"> <text:s/></text:span></text:span></text:p>
      <text:p text:style-name="P21"><text:span text:style-name="Основной_20_шрифт_20_абзаца"><text:span text:style-name="T52">№ по списку </text:span></text:span><text:span text:style-name="Основной_20_шрифт_20_абзаца"><text:span text:style-name="T54">4</text:span></text:span><text:span text:style-name="Основной_20_шрифт_20_абзаца"><text:span text:style-name="T52">.</text:span></text:span></text:p>
      <text:p text:style-name="P22"><text:span text:style-name="Основной_20_шрифт_20_абзаца"><text:span text:style-name="T52"><text:tab/><text:tab/><text:tab/><text:tab/><text:tab/>Контакты:</text:span></text:span><text:span text:style-name="Основной_20_шрифт_20_абзаца"><text:span text:style-name="T58"> </text:span></text:span><text:span text:style-name="Основной_20_шрифт_20_абзаца"><text:span text:style-name="T57">s</text:span></text:span><text:span text:style-name="Основной_20_шрифт_20_абзаца"><text:span text:style-name="T59">aveliy.gusev.05@list.ru</text:span></text:span><text:span text:style-name="Основной_20_шрифт_20_абзаца"><text:span text:style-name="T60"> </text:span></text:span><text:span text:style-name="Основной_20_шрифт_20_абзаца"><text:span text:style-name="T58"><text:s text:c="7"/></text:span></text:span></text:p>
      <text:p text:style-name="P18"><text:span text:style-name="Основной_20_шрифт_20_абзаца"><text:span text:style-name="T52">Работа выполнена: «15» апреля 2023 г.</text:span></text:span></text:p>
      <text:p text:style-name="P18"><text:span text:style-name="Основной_20_шрифт_20_абзаца"><text:span text:style-name="T52">Преподаватель: </text:span></text:span><text:span text:style-name="Основной_20_шрифт_20_абзаца"><text:span text:style-name="T53">Аносова Наталья Павловна</text:span></text:span></text:p>
      <text:p text:style-name="P18"><text:span text:style-name="Основной_20_шрифт_20_абзаца"><text:span text:style-name="T52">Входной контроль знаний с оценкой: </text:span></text:span><text:span text:style-name="Основной_20_шрифт_20_абзаца"><text:span text:style-name="T61">_____</text:span></text:span></text:p>
      <text:p text:style-name="P18"><text:span text:style-name="Основной_20_шрифт_20_абзаца"><text:span text:style-name="T52">Отчет сдан «20» мая 2024 г.</text:span></text:span></text:p>
      <text:p text:style-name="P18"><text:span text:style-name="Основной_20_шрифт_20_абзаца"><text:span text:style-name="T52">Итоговая оценка: _____</text:span></text:span></text:p>
      <text:p text:style-name="P23"><text:span text:style-name="Основной_20_шрифт_20_абзаца"><text:span text:style-name="T52"><text:tab/><text:tab/> Подпись преподавателя: __________</text:span></text:span></text:p>
      <text:p text:style-name="P3"><text:span text:style-name="Основной_20_шрифт_20_абзаца"><text:span text:style-name="T52">1.</text:span></text:span><text:span text:style-name="Основной_20_шрифт_20_абзаца"><text:span text:style-name="T61"> Тема: </text:span></text:span><text:span text:style-name="Основной_20_шрифт_20_абзаца"><text:span text:style-name="T52">динамические структуры данных, обработка деревьев.</text:span></text:span></text:p>
      <text:p text:style-name="P4"><text:span text:style-name="Основной_20_шрифт_20_абзаца"><text:span text:style-name="T52">2. </text:span></text:span><text:span text:style-name="Основной_20_шрифт_20_абзаца"><text:span text:style-name="T61">Цель работы:</text:span></text:span><text:span text:style-name="Основной_20_шрифт_20_абзаца"><text:span text:style-name="T52"> составить программу на языке Си для построения и обработки дерева двоичного вида, содрежащего узлы типа int.</text:span></text:span></text:p>
      <text:p text:style-name="P24"><text:span text:style-name="Основной_20_шрифт_20_абзаца"><text:span text:style-name="T52">3. </text:span></text:span><text:span text:style-name="Основной_20_шрифт_20_абзаца"><text:span text:style-name="T61">Задание: </text:span></text:span><text:span text:style-name="Основной_20_шрифт_20_абзаца"><text:span text:style-name="T110">Определить значение листа двоичного дерева, имеющего минимальную глубину.</text:span></text:span></text:p>
      <text:p text:style-name="P4"><text:span text:style-name="Основной_20_шрифт_20_абзаца"><text:span text:style-name="T52">4. </text:span></text:span><text:span text:style-name="Основной_20_шрифт_20_абзаца"><text:span text:style-name="T61">Оборудование</text:span></text:span><text:span text:style-name="Основной_20_шрифт_20_абзаца"><text:span text:style-name="T52">: </text:span></text:span><text:span text:style-name="Основной_20_шрифт_20_абзаца"><text:span text:style-name="T111">Оборудование ПЭВМ студента, если использовалось:</text:span></text:span></text:p>
      <text:p text:style-name="P5"><text:span text:style-name="Основной_20_шрифт_20_абзаца"><text:span text:style-name="T52">Процессор </text:span></text:span><text:span text:style-name="Основной_20_шрифт_20_абзаца"><text:span text:style-name="T105">AMD</text:span></text:span><text:span text:style-name="Основной_20_шрифт_20_абзаца"><text:span text:style-name="T53"> </text:span></text:span><text:span text:style-name="Основной_20_шрифт_20_абзаца"><text:span text:style-name="T105">Ryzen</text:span></text:span><text:span text:style-name="Основной_20_шрифт_20_абзаца"><text:span text:style-name="T53"> 5 5600</text:span></text:span><text:span text:style-name="Основной_20_шрифт_20_абзаца"><text:span text:style-name="T105">H</text:span></text:span><text:span text:style-name="Основной_20_шрифт_20_абзаца"><text:span text:style-name="T52">, ОП </text:span></text:span><text:span text:style-name="Основной_20_шрифт_20_абзаца"><text:span text:style-name="T53">16</text:span></text:span><text:span text:style-name="Основной_20_шрифт_20_абзаца"><text:span text:style-name="T52"> ГБ, </text:span></text:span><text:span text:style-name="Основной_20_шрифт_20_абзаца"><text:span text:style-name="T58">SSD</text:span></text:span><text:span text:style-name="Основной_20_шрифт_20_абзаца"><text:span text:style-name="T52"> </text:span></text:span><text:span text:style-name="Основной_20_шрифт_20_абзаца"><text:span text:style-name="T53">250</text:span></text:span><text:span text:style-name="Основной_20_шрифт_20_абзаца"><text:span text:style-name="T52"> ГБ, мониторы </text:span></text:span><text:span text:style-name="Основной_20_шрифт_20_абзаца"><text:span text:style-name="T53">15'' Full Hd </text:span></text:span><text:span text:style-name="Основной_20_шрифт_20_абзаца"><text:span text:style-name="T105">Display</text:span></text:span><text:span text:style-name="Основной_20_шрифт_20_абзаца"><text:span text:style-name="T52"> и </text:span></text:span><text:span text:style-name="Основной_20_шрифт_20_абзаца"><text:span text:style-name="T53">27" </text:span></text:span><text:span text:style-name="Основной_20_шрифт_20_абзаца"><text:span text:style-name="T105">BenQ</text:span></text:span><text:span text:style-name="Основной_20_шрифт_20_абзаца"><text:span text:style-name="T53"> </text:span></text:span><text:span text:style-name="Основной_20_шрифт_20_абзаца"><text:span text:style-name="T105">BL</text:span></text:span><text:span text:style-name="Основной_20_шрифт_20_абзаца"><text:span text:style-name="T53">2780</text:span></text:span><text:span text:style-name="Основной_20_шрифт_20_абзаца"><text:span text:style-name="T105">T</text:span></text:span><text:span text:style-name="Основной_20_шрифт_20_абзаца"><text:span text:style-name="T52">. Другие устройства: принтер </text:span></text:span><text:span text:style-name="Основной_20_шрифт_20_абзаца"><text:span text:style-name="T53">Canon MG4520S</text:span></text:span><text:span text:style-name="Основной_20_шрифт_20_абзаца"><text:span text:style-name="T52">, мышь </text:span></text:span><text:span text:style-name="Основной_20_шрифт_20_абзаца"><text:span text:style-name="T53">Logitech g403</text:span></text:span><text:span text:style-name="Основной_20_шрифт_20_абзаца"><text:span text:style-name="T52">, наушники </text:span></text:span><text:span text:style-name="Основной_20_шрифт_20_абзаца"><text:span text:style-name="T53">HyperX Cloud Alpha</text:span></text:span><text:span text:style-name="Основной_20_шрифт_20_абзаца"><text:span text:style-name="T52">.</text:span></text:span></text:p>
      <text:p text:style-name="P5"><text:span text:style-name="Основной_20_шрифт_20_абзаца"><text:span text:style-name="T52">5. </text:span></text:span><text:span text:style-name="Основной_20_шрифт_20_абзаца"><text:span text:style-name="T61">Программное обеспечение: </text:span></text:span><text:span text:style-name="Основной_20_шрифт_20_абзаца"><text:span text:style-name="T111">Программное обеспечение ПЭВМ студента, если использовалось</text:span></text:span><text:span text:style-name="Основной_20_шрифт_20_абзаца"><text:span text:style-name="T113">:</text:span></text:span></text:p>
      <text:p text:style-name="P6"><text:span text:style-name="Основной_20_шрифт_20_абзаца"><text:span text:style-name="T52">Операционная система семейства</text:span></text:span><text:span text:style-name="Основной_20_шрифт_20_абзаца"><text:span text:style-name="T61"> </text:span></text:span><text:span text:style-name="Основной_20_шрифт_20_абзаца"><text:span text:style-name="T105">Ubuntu</text:span></text:span><text:span text:style-name="Основной_20_шрифт_20_абзаца"><text:span text:style-name="T52">, наименование версия </text:span></text:span><text:span text:style-name="Основной_20_шрифт_20_абзаца"><text:span text:style-name="T53">VirtualBox Ubuntu 20.04.3 LTS</text:span></text:span><text:span text:style-name="Основной_20_шрифт_20_абзаца"><text:span text:style-name="T52">,</text:span></text:span></text:p>
      <text:p text:style-name="P7"><text:span text:style-name="Основной_20_шрифт_20_абзаца"><text:span text:style-name="T52">интерпретатор команд <text:s/></text:span></text:span><text:span text:style-name="Основной_20_шрифт_20_абзаца"><text:span text:style-name="T105">bash</text:span></text:span><text:span text:style-name="Основной_20_шрифт_20_абзаца"><text:span text:style-name="T52"> версия </text:span></text:span><text:span text:style-name="Основной_20_шрифт_20_абзаца"><text:span text:style-name="T53">5.0.17</text:span></text:span><text:span text:style-name="Основной_20_шрифт_20_абзаца"><text:span text:style-name="T52">. Система программирования </text:span></text:span><text:span text:style-name="Основной_20_шрифт_20_абзаца"><text:span text:style-name="T53">C</text:span></text:span><text:span text:style-name="Основной_20_шрифт_20_абзаца"><text:span text:style-name="T52">.</text:span></text:span><text:span text:style-name="Основной_20_шрифт_20_абзаца"><text:span text:style-name="T53"> </text:span></text:span><text:span text:style-name="Основной_20_шрифт_20_абзаца"><text:span text:style-name="T52">Редактор текстов </text:span></text:span><text:span text:style-name="Основной_20_шрифт_20_абзаца"><text:span text:style-name="T53">VI</text:span></text:span><text:span text:style-name="Основной_20_шрифт_20_абзаца"><text:span text:style-name="T52"> версия </text:span></text:span><text:span text:style-name="Основной_20_шрифт_20_абзаца"><text:span text:style-name="T53">8.1</text:span></text:span></text:p>
      <text:p text:style-name="P4"><text:span text:style-name="Основной_20_шрифт_20_абзаца"><text:span text:style-name="T52">6</text:span></text:span><text:span text:style-name="Основной_20_шрифт_20_абзаца"><text:span text:style-name="T61">. Идея, метод, алгоритм</text:span></text:span><text:span text:style-name="Основной_20_шрифт_20_абзаца"><text:span text:style-name="T52"> </text:span></text:span><text:span text:style-name="Основной_20_шрифт_20_абзаца"><text:span text:style-name="T111">решения задачи [в формах: словесной, псевдокода, графической (блок-схема, диаграмма, рисунок, таблица) или формальные спецификации с пред- и постусловиями]:</text:span></text:span></text:p>
      <text:p text:style-name="P25"/>
      <text:p text:style-name="P4"><text:span text:style-name="Основной_20_шрифт_20_абзаца"><text:span text:style-name="T52">Составить программу на языке Си, выполняющую четыре действия: добавление нового узла, визуализация дерева, удаление узла, вычисление некоторой функции от дерева в соответствии с заданным вариантом.</text:span></text:span></text:p>
      <text:p text:style-name="P25"/>
      <text:p text:style-name="P4"><text:span text:style-name="Основной_20_шрифт_20_абзаца"><text:span text:style-name="T52">7.</text:span></text:span><text:span text:style-name="Основной_20_шрифт_20_абзаца"><text:span text:style-name="T61"> Сценарий выполнения работы </text:span></text:span><text:span text:style-name="Основной_20_шрифт_20_абзаца"><text:span text:style-name="T111">(план работы, первоначальный текст программы в черновике (можно на отдельном листе) и тесты либо соображения по тестированию)</text:span></text:span><text:span text:style-name="Основной_20_шрифт_20_абзаца"><text:span text:style-name="T52">. <text:s text:c="3"/></text:span></text:span></text:p>
      <text:p text:style-name="P27"/>
      <text:p text:style-name="P14"><text:span text:style-name="T157">#include</text:span><text:span text:style-name="T157"> </text:span><text:span text:style-name="T157">&lt;iostream&gt;</text:span></text:p>
      <text:p text:style-name="P15"/>
      <text:p text:style-name="P14"><text:span text:style-name="T157">using</text:span><text:span text:style-name="T157"> </text:span><text:span text:style-name="T157">namespace</text:span><text:span text:style-name="T157"> std;</text:span></text:p>
      <text:p text:style-name="P15"/>
      <text:p text:style-name="P14"><text:soft-page-break/><text:span text:style-name="T157">struct</text:span><text:span text:style-name="T157"> </text:span><text:span text:style-name="T157">NodeBST</text:span><text:span text:style-name="T157"> {</text:span></text:p>
      <text:p text:style-name="P14"><text:span text:style-name="T157"><text:s text:c="4"/></text:span><text:span text:style-name="T157">int</text:span><text:span text:style-name="T157"> v; </text:span></text:p>
      <text:p text:style-name="P14"><text:span text:style-name="T157"><text:s text:c="4"/></text:span><text:span text:style-name="T157">NodeBST</text:span><text:span text:style-name="T157">* l;</text:span></text:p>
      <text:p text:style-name="P14"><text:span text:style-name="T157"><text:s text:c="4"/></text:span><text:span text:style-name="T157">NodeBST</text:span><text:span text:style-name="T157">* r;</text:span></text:p>
      <text:p text:style-name="P15"/>
      <text:p text:style-name="P14"><text:span text:style-name="T157">};</text:span></text:p>
      <text:p text:style-name="P15"/>
      <text:p text:style-name="P14"><text:span text:style-name="T157">void</text:span><text:span text:style-name="T157"> insert_NodeBST(</text:span><text:span text:style-name="T157">NodeBST</text:span><text:span text:style-name="T157"> *&amp; </text:span><text:span text:style-name="T157">root</text:span><text:span text:style-name="T157">, </text:span><text:span text:style-name="T157">int</text:span><text:span text:style-name="T157"> </text:span><text:span text:style-name="T157">val</text:span><text:span text:style-name="T157">) {</text:span></text:p>
      <text:p text:style-name="P14"><text:span text:style-name="T157"><text:s text:c="4"/></text:span><text:span text:style-name="T157">if</text:span><text:span text:style-name="T157"> (</text:span><text:span text:style-name="T157">root</text:span><text:span text:style-name="T157"> == </text:span><text:span text:style-name="T157">NULL</text:span><text:span text:style-name="T157">) {</text:span></text:p>
      <text:p text:style-name="P14"><text:span text:style-name="T157"><text:s text:c="8"/></text:span><text:span text:style-name="T157">root</text:span><text:span text:style-name="T157"> = </text:span><text:span text:style-name="T157">new</text:span><text:span text:style-name="T157"> </text:span><text:span text:style-name="T157">NodeBST</text:span><text:span text:style-name="T157">;</text:span></text:p>
      <text:p text:style-name="P14"><text:span text:style-name="T157"><text:s text:c="8"/></text:span><text:span text:style-name="T157">root</text:span><text:span text:style-name="T157"> -&gt; v = </text:span><text:span text:style-name="T157">val</text:span><text:span text:style-name="T157">;</text:span></text:p>
      <text:p text:style-name="P14"><text:span text:style-name="T157"><text:s text:c="8"/></text:span><text:span text:style-name="T157">root</text:span><text:span text:style-name="T157"> -&gt; l = </text:span><text:span text:style-name="T157">NULL</text:span><text:span text:style-name="T157">;</text:span></text:p>
      <text:p text:style-name="P14"><text:span text:style-name="T157"><text:s text:c="8"/></text:span><text:span text:style-name="T157">root</text:span><text:span text:style-name="T157"> -&gt; r = </text:span><text:span text:style-name="T157">NULL</text:span><text:span text:style-name="T157">;</text:span></text:p>
      <text:p text:style-name="P14"><text:span text:style-name="T157"><text:s text:c="8"/></text:span><text:span text:style-name="T157">return</text:span><text:span text:style-name="T157">;</text:span></text:p>
      <text:p text:style-name="P14"><text:span text:style-name="T157"><text:s text:c="4"/>}</text:span></text:p>
      <text:p text:style-name="P14"><text:span text:style-name="T157"><text:s text:c="4"/></text:span><text:span text:style-name="T157">if</text:span><text:span text:style-name="T157"> (</text:span><text:span text:style-name="T157">val</text:span><text:span text:style-name="T157"> &lt;= (</text:span><text:span text:style-name="T157">root</text:span><text:span text:style-name="T157"> -&gt; v)) </text:span></text:p>
      <text:p text:style-name="P14"><text:span text:style-name="T157"><text:s text:c="8"/>insert_NodeBST(</text:span><text:span text:style-name="T157">root</text:span><text:span text:style-name="T157"> -&gt; l, </text:span><text:span text:style-name="T157">val</text:span><text:span text:style-name="T157">);</text:span></text:p>
      <text:p text:style-name="P14"><text:span text:style-name="T157"><text:s text:c="5"/></text:span><text:span text:style-name="T157">else</text:span><text:span text:style-name="T157"> </text:span></text:p>
      <text:p text:style-name="P14"><text:span text:style-name="T157"><text:s text:c="8"/>insert_NodeBST(</text:span><text:span text:style-name="T157">root</text:span><text:span text:style-name="T157"> -&gt; r, </text:span><text:span text:style-name="T157">val</text:span><text:span text:style-name="T157">);</text:span></text:p>
      <text:p text:style-name="P14"><text:span text:style-name="T157"><text:s text:c="4"/></text:span></text:p>
      <text:p text:style-name="P14"><text:span text:style-name="T157">}</text:span></text:p>
      <text:p text:style-name="P15"/>
      <text:p text:style-name="P14"><text:span text:style-name="T157">void</text:span><text:span text:style-name="T157"> print_LrootR(</text:span><text:span text:style-name="T157">NodeBST</text:span><text:span text:style-name="T157"> *&amp; </text:span><text:span text:style-name="T157">root</text:span><text:span text:style-name="T157">) {</text:span></text:p>
      <text:p text:style-name="P14"><text:span text:style-name="T157"><text:s text:c="4"/></text:span><text:span text:style-name="T157">if</text:span><text:span text:style-name="T157"> (</text:span><text:span text:style-name="T157">root</text:span><text:span text:style-name="T157"> == </text:span><text:span text:style-name="T157">NULL</text:span><text:span text:style-name="T157">) {</text:span><text:span text:style-name="T157">return</text:span><text:span text:style-name="T157">;}</text:span></text:p>
      <text:p text:style-name="P14"><text:span text:style-name="T157"><text:s text:c="4"/>print_LrootR(</text:span><text:span text:style-name="T157">root</text:span><text:span text:style-name="T157"> -&gt; l);</text:span></text:p>
      <text:p text:style-name="P14"><text:span text:style-name="T157"><text:s text:c="4"/>cout </text:span><text:span text:style-name="T157">&lt;&lt;</text:span><text:span text:style-name="T157"> </text:span><text:span text:style-name="T157">root</text:span><text:span text:style-name="T157"> -&gt; v </text:span><text:span text:style-name="T157">&lt;&lt;</text:span><text:span text:style-name="T157"> </text:span><text:span text:style-name="T157">'\n'</text:span><text:span text:style-name="T157">;</text:span></text:p>
      <text:p text:style-name="P14"><text:span text:style-name="T157"><text:s text:c="4"/>print_LrootR(</text:span><text:span text:style-name="T157">root</text:span><text:span text:style-name="T157"> -&gt; r);</text:span></text:p>
      <text:p text:style-name="P14"><text:span text:style-name="T157">}</text:span></text:p>
      <text:p text:style-name="P15"/>
      <text:p text:style-name="P14"><text:span text:style-name="T157">void</text:span><text:span text:style-name="T157"> print_rootLR(</text:span><text:span text:style-name="T157">NodeBST</text:span><text:span text:style-name="T157"> *&amp; </text:span><text:span text:style-name="T157">root</text:span><text:span text:style-name="T157">) {</text:span></text:p>
      <text:p text:style-name="P14"><text:soft-page-break/><text:span text:style-name="T157"><text:s text:c="4"/></text:span><text:span text:style-name="T157">if</text:span><text:span text:style-name="T157"> (</text:span><text:span text:style-name="T157">root</text:span><text:span text:style-name="T157"> == </text:span><text:span text:style-name="T157">NULL</text:span><text:span text:style-name="T157">) {</text:span><text:span text:style-name="T157">return</text:span><text:span text:style-name="T157">;}</text:span></text:p>
      <text:p text:style-name="P14"><text:span text:style-name="T157"><text:s text:c="4"/>cout </text:span><text:span text:style-name="T157">&lt;&lt;</text:span><text:span text:style-name="T157"> </text:span><text:span text:style-name="T157">root</text:span><text:span text:style-name="T157"> -&gt; v </text:span><text:span text:style-name="T157">&lt;&lt;</text:span><text:span text:style-name="T157"> </text:span><text:span text:style-name="T157">'\n'</text:span><text:span text:style-name="T157">;</text:span></text:p>
      <text:p text:style-name="P14"><text:span text:style-name="T157"><text:s text:c="4"/>print_rootLR(</text:span><text:span text:style-name="T157">root</text:span><text:span text:style-name="T157"> -&gt; l);</text:span></text:p>
      <text:p text:style-name="P14"><text:span text:style-name="T157"><text:s text:c="4"/>print_rootLR(</text:span><text:span text:style-name="T157">root</text:span><text:span text:style-name="T157"> -&gt; r);</text:span></text:p>
      <text:p text:style-name="P14"><text:span text:style-name="T157">}</text:span></text:p>
      <text:p text:style-name="P15"/>
      <text:p text:style-name="P14"><text:span text:style-name="T157">bool</text:span><text:span text:style-name="T157"> storona = 0;</text:span></text:p>
      <text:p text:style-name="P15"/>
      <text:p text:style-name="P15"/>
      <text:p text:style-name="P15"/>
      <text:p text:style-name="P14"><text:span text:style-name="T157">NodeBST</text:span><text:span text:style-name="T157"> * find_NodeBST(</text:span><text:span text:style-name="T157">NodeBST</text:span><text:span text:style-name="T157"> * </text:span><text:span text:style-name="T157">root</text:span><text:span text:style-name="T157">, </text:span><text:span text:style-name="T157">int</text:span><text:span text:style-name="T157"> </text:span><text:span text:style-name="T157">val</text:span><text:span text:style-name="T157">) {</text:span></text:p>
      <text:p text:style-name="P14"><text:span text:style-name="T157"><text:s text:c="4"/></text:span><text:span text:style-name="T157">if</text:span><text:span text:style-name="T157"> (</text:span><text:span text:style-name="T157">root</text:span><text:span text:style-name="T157"> == </text:span><text:span text:style-name="T157">NULL</text:span><text:span text:style-name="T157"> </text:span><text:span text:style-name="T157">or</text:span><text:span text:style-name="T157"> (root -&gt; r == </text:span><text:span text:style-name="T157">NULL</text:span><text:span text:style-name="T157"> </text:span><text:span text:style-name="T157">and</text:span><text:span text:style-name="T157"> root -&gt; l == </text:span><text:span text:style-name="T157">NULL</text:span><text:span text:style-name="T157">)) {</text:span></text:p>
      <text:p text:style-name="P14"><text:span text:style-name="T157"><text:s text:c="8"/></text:span><text:span text:style-name="T157">return</text:span><text:span text:style-name="T157"> </text:span><text:span text:style-name="T157">NULL</text:span><text:span text:style-name="T157">;</text:span></text:p>
      <text:p text:style-name="P14"><text:span text:style-name="T157"><text:s text:c="4"/>}</text:span></text:p>
      <text:p text:style-name="P14"><text:span text:style-name="T157"><text:s text:c="4"/></text:span><text:span text:style-name="T157">if</text:span><text:span text:style-name="T157"> (</text:span><text:span text:style-name="T157">root</text:span><text:span text:style-name="T157"> -&gt; l != </text:span><text:span text:style-name="T157">NULL</text:span><text:span text:style-name="T157"> </text:span><text:span text:style-name="T157">and</text:span><text:span text:style-name="T157"> val == root -&gt; l -&gt; v) {</text:span></text:p>
      <text:p text:style-name="P14"><text:span text:style-name="T157"><text:s text:c="8"/>storona = 0;</text:span></text:p>
      <text:p text:style-name="P14"><text:span text:style-name="T157"><text:s text:c="8"/></text:span><text:span text:style-name="T157">return</text:span><text:span text:style-name="T157"> </text:span><text:span text:style-name="T157">root</text:span><text:span text:style-name="T157">;</text:span></text:p>
      <text:p text:style-name="P14"><text:span text:style-name="T157"><text:s text:c="4"/>} </text:span><text:span text:style-name="T157">else</text:span><text:span text:style-name="T157"> </text:span><text:span text:style-name="T157">if</text:span><text:span text:style-name="T157"> (</text:span><text:span text:style-name="T157">root</text:span><text:span text:style-name="T157"> -&gt; r != </text:span><text:span text:style-name="T157">NULL</text:span><text:span text:style-name="T157"> </text:span><text:span text:style-name="T157">and</text:span><text:span text:style-name="T157"> val == root -&gt; r -&gt; v) {</text:span></text:p>
      <text:p text:style-name="P14"><text:span text:style-name="T157"><text:s text:c="8"/>storona = 1;</text:span></text:p>
      <text:p text:style-name="P14"><text:span text:style-name="T157"><text:s text:c="8"/></text:span><text:span text:style-name="T157">return</text:span><text:span text:style-name="T157"> </text:span><text:span text:style-name="T157">root</text:span><text:span text:style-name="T157">;</text:span></text:p>
      <text:p text:style-name="P14"><text:span text:style-name="T157"><text:s text:c="4"/>}</text:span></text:p>
      <text:p text:style-name="P14"><text:span text:style-name="T157"><text:s text:c="4"/></text:span><text:span text:style-name="T157">if</text:span><text:span text:style-name="T157"> (</text:span><text:span text:style-name="T157">val</text:span><text:span text:style-name="T157"> &lt; </text:span><text:span text:style-name="T157">root</text:span><text:span text:style-name="T157"> -&gt; v) </text:span></text:p>
      <text:p text:style-name="P14"><text:span text:style-name="T157"><text:s text:c="8"/></text:span><text:span text:style-name="T157">return</text:span><text:span text:style-name="T157"> find_NodeBST(</text:span><text:span text:style-name="T157">root</text:span><text:span text:style-name="T157"> -&gt; l, </text:span><text:span text:style-name="T157">val</text:span><text:span text:style-name="T157">);</text:span></text:p>
      <text:p text:style-name="P14"><text:span text:style-name="T157"><text:s text:c="4"/></text:span><text:span text:style-name="T157">else</text:span></text:p>
      <text:p text:style-name="P14"><text:span text:style-name="T157"><text:s text:c="8"/></text:span><text:span text:style-name="T157">return</text:span><text:span text:style-name="T157"> find_NodeBST(</text:span><text:span text:style-name="T157">root</text:span><text:span text:style-name="T157"> -&gt; r, </text:span><text:span text:style-name="T157">val</text:span><text:span text:style-name="T157">);</text:span></text:p>
      <text:p text:style-name="P14"><text:span text:style-name="T157">}</text:span></text:p>
      <text:p text:style-name="P15"/>
      <text:p text:style-name="P14"><text:span text:style-name="T157">void</text:span><text:span text:style-name="T157"> povorot_right(</text:span><text:span text:style-name="T157">NodeBST</text:span><text:span text:style-name="T157"> * &amp; </text:span><text:span text:style-name="T157">root</text:span><text:span text:style-name="T157">, </text:span><text:span text:style-name="T157">NodeBST</text:span><text:span text:style-name="T157"> * </text:span><text:span text:style-name="T157">node</text:span><text:span text:style-name="T157">) {</text:span></text:p>
      <text:p text:style-name="P14"><text:span text:style-name="T157"><text:s text:c="4"/></text:span><text:span text:style-name="T157">if</text:span><text:span text:style-name="T157"> (</text:span><text:span text:style-name="T157">root</text:span><text:span text:style-name="T157"> == </text:span><text:span text:style-name="T157">NULL</text:span><text:span text:style-name="T157"> </text:span><text:span text:style-name="T157">or</text:span><text:span text:style-name="T157"> (root -&gt; r == </text:span><text:span text:style-name="T157">NULL</text:span><text:span text:style-name="T157"> </text:span><text:span text:style-name="T157">and</text:span><text:span text:style-name="T157"> root -&gt; l == </text:span><text:span text:style-name="T157">NULL</text:span><text:span text:style-name="T157">)) {</text:span></text:p>
      <text:p text:style-name="P14"><text:span text:style-name="T157"><text:s text:c="8"/></text:span><text:span text:style-name="T157">throw</text:span><text:span text:style-name="T157"> -1;</text:span></text:p>
      <text:p text:style-name="P14"><text:soft-page-break/><text:span text:style-name="T157"><text:s text:c="4"/>}</text:span></text:p>
      <text:p text:style-name="P14"><text:span text:style-name="T157"><text:s text:c="4"/></text:span><text:span text:style-name="T157">if</text:span><text:span text:style-name="T157"> (</text:span><text:span text:style-name="T157">node</text:span><text:span text:style-name="T157"> == </text:span><text:span text:style-name="T157">NULL</text:span><text:span text:style-name="T157"> </text:span><text:span text:style-name="T157">or</text:span><text:span text:style-name="T157"> (node -&gt; r == </text:span><text:span text:style-name="T157">NULL</text:span><text:span text:style-name="T157"> </text:span><text:span text:style-name="T157">and</text:span><text:span text:style-name="T157"> node -&gt; l == </text:span><text:span text:style-name="T157">NULL</text:span><text:span text:style-name="T157">)) {</text:span></text:p>
      <text:p text:style-name="P14"><text:span text:style-name="T157"><text:s text:c="8"/></text:span><text:span text:style-name="T157">throw</text:span><text:span text:style-name="T157"> -1;</text:span></text:p>
      <text:p text:style-name="P14"><text:span text:style-name="T157"><text:s text:c="4"/>}</text:span></text:p>
      <text:p text:style-name="P14"><text:span text:style-name="T157"><text:s text:c="4"/></text:span><text:span text:style-name="T157">NodeBST</text:span><text:span text:style-name="T157"> * l1, *l2, *r4;</text:span></text:p>
      <text:p text:style-name="P14"><text:span text:style-name="T157"><text:s text:c="4"/>l2 = </text:span><text:span text:style-name="T157">node</text:span><text:span text:style-name="T157"> -&gt; l;</text:span></text:p>
      <text:p text:style-name="P14"><text:span text:style-name="T157"><text:s text:c="4"/>r4 = </text:span><text:span text:style-name="T157">node</text:span><text:span text:style-name="T157"> -&gt;l -&gt; r;</text:span></text:p>
      <text:p text:style-name="P14"><text:span text:style-name="T157"><text:s text:c="4"/></text:span><text:span text:style-name="T157">if</text:span><text:span text:style-name="T157">(</text:span><text:span text:style-name="T157">node</text:span><text:span text:style-name="T157"> != </text:span><text:span text:style-name="T157">root</text:span><text:span text:style-name="T157">) {</text:span></text:p>
      <text:p text:style-name="P14"><text:span text:style-name="T157"><text:s text:c="8"/></text:span><text:span text:style-name="T157">NodeBST</text:span><text:span text:style-name="T157"> * glavn = find_NodeBST(</text:span><text:span text:style-name="T157">root</text:span><text:span text:style-name="T157">, </text:span><text:span text:style-name="T157">node</text:span><text:span text:style-name="T157"> -&gt; v);</text:span></text:p>
      <text:p text:style-name="P14"><text:span text:style-name="T157"><text:s text:c="8"/></text:span><text:span text:style-name="T157">if</text:span><text:span text:style-name="T157"> (storona) {</text:span></text:p>
      <text:p text:style-name="P14"><text:span text:style-name="T157"><text:s text:c="12"/>glavn -&gt; r = l2;</text:span></text:p>
      <text:p text:style-name="P14"><text:span text:style-name="T157"><text:s text:c="8"/>} </text:span><text:span text:style-name="T157">else</text:span><text:span text:style-name="T157"> {</text:span></text:p>
      <text:p text:style-name="P14"><text:span text:style-name="T157"><text:s text:c="12"/>glavn -&gt; l = l2;</text:span></text:p>
      <text:p text:style-name="P14"><text:span text:style-name="T157"><text:s text:c="8"/>}</text:span></text:p>
      <text:p text:style-name="P14"><text:span text:style-name="T157"><text:s text:c="4"/>} </text:span><text:span text:style-name="T157">else</text:span><text:span text:style-name="T157"> {</text:span></text:p>
      <text:p text:style-name="P14"><text:span text:style-name="T157"><text:s text:c="8"/></text:span><text:span text:style-name="T157">root</text:span><text:span text:style-name="T157"> = l2;</text:span></text:p>
      <text:p text:style-name="P14"><text:span text:style-name="T157"><text:s text:c="4"/>}</text:span></text:p>
      <text:p text:style-name="P14"><text:span text:style-name="T157"><text:s text:c="4"/></text:span><text:span text:style-name="T157">node</text:span><text:span text:style-name="T157"> -&gt; l -&gt; r = </text:span><text:span text:style-name="T157">node</text:span><text:span text:style-name="T157">;</text:span></text:p>
      <text:p text:style-name="P14"><text:span text:style-name="T157"><text:s text:c="4"/></text:span><text:span text:style-name="T157">node</text:span><text:span text:style-name="T157"> -&gt; l = r4;</text:span></text:p>
      <text:p text:style-name="P14"><text:span text:style-name="T157">}</text:span></text:p>
      <text:p text:style-name="P15"/>
      <text:p text:style-name="P14"><text:span text:style-name="T157">void</text:span><text:span text:style-name="T157"> povorot_left(</text:span><text:span text:style-name="T157">NodeBST</text:span><text:span text:style-name="T157"> * &amp; </text:span><text:span text:style-name="T157">root</text:span><text:span text:style-name="T157">, </text:span><text:span text:style-name="T157">NodeBST</text:span><text:span text:style-name="T157"> * </text:span><text:span text:style-name="T157">node</text:span><text:span text:style-name="T157">) {</text:span></text:p>
      <text:p text:style-name="P14"><text:span text:style-name="T157"><text:s text:c="4"/></text:span><text:span text:style-name="T157">if</text:span><text:span text:style-name="T157"> (</text:span><text:span text:style-name="T157">root</text:span><text:span text:style-name="T157"> == </text:span><text:span text:style-name="T157">NULL</text:span><text:span text:style-name="T157"> </text:span><text:span text:style-name="T157">or</text:span><text:span text:style-name="T157"> root -&gt; r == </text:span><text:span text:style-name="T157">NULL</text:span><text:span text:style-name="T157">) {</text:span></text:p>
      <text:p text:style-name="P14"><text:span text:style-name="T157"><text:s text:c="8"/></text:span><text:span text:style-name="T157">throw</text:span><text:span text:style-name="T157"> -1;</text:span></text:p>
      <text:p text:style-name="P14"><text:span text:style-name="T157"><text:s text:c="4"/>}</text:span></text:p>
      <text:p text:style-name="P14"><text:span text:style-name="T157"><text:s text:c="4"/></text:span><text:span text:style-name="T157">if</text:span><text:span text:style-name="T157"> (</text:span><text:span text:style-name="T157">node</text:span><text:span text:style-name="T157"> == </text:span><text:span text:style-name="T157">NULL</text:span><text:span text:style-name="T157"> </text:span><text:span text:style-name="T157">or</text:span><text:span text:style-name="T157"> node -&gt; r == </text:span><text:span text:style-name="T157">NULL</text:span><text:span text:style-name="T157">) {</text:span></text:p>
      <text:p text:style-name="P14"><text:span text:style-name="T157"><text:s text:c="8"/></text:span><text:span text:style-name="T157">throw</text:span><text:span text:style-name="T157"> -1;</text:span></text:p>
      <text:p text:style-name="P14"><text:span text:style-name="T157"><text:s text:c="4"/>}</text:span></text:p>
      <text:p text:style-name="P14"><text:span text:style-name="T157"><text:s text:c="4"/></text:span><text:span text:style-name="T157">NodeBST</text:span><text:span text:style-name="T157"> * r1, *r2, *l4;</text:span></text:p>
      <text:p text:style-name="P14"><text:span text:style-name="T157"><text:s text:c="4"/>r2 = </text:span><text:span text:style-name="T157">node</text:span><text:span text:style-name="T157"> -&gt; r;</text:span></text:p>
      <text:p text:style-name="P14"><text:soft-page-break/><text:span text:style-name="T157"><text:s text:c="4"/>l4 = </text:span><text:span text:style-name="T157">node</text:span><text:span text:style-name="T157"> -&gt;r -&gt; l;</text:span></text:p>
      <text:p text:style-name="P14"><text:span text:style-name="T157"><text:s text:c="4"/></text:span><text:span text:style-name="T157">if</text:span><text:span text:style-name="T157">(</text:span><text:span text:style-name="T157">node</text:span><text:span text:style-name="T157"> != </text:span><text:span text:style-name="T157">root</text:span><text:span text:style-name="T157">) {</text:span></text:p>
      <text:p text:style-name="P14"><text:span text:style-name="T157"><text:s text:c="8"/></text:span><text:span text:style-name="T157">NodeBST</text:span><text:span text:style-name="T157"> * glavn = find_NodeBST(</text:span><text:span text:style-name="T157">root</text:span><text:span text:style-name="T157">, </text:span><text:span text:style-name="T157">node</text:span><text:span text:style-name="T157"> -&gt; v);</text:span></text:p>
      <text:p text:style-name="P14"><text:span text:style-name="T157"><text:s text:c="8"/></text:span><text:span text:style-name="T157">if</text:span><text:span text:style-name="T157"> (storona) {</text:span></text:p>
      <text:p text:style-name="P14"><text:span text:style-name="T157"><text:s text:c="12"/>glavn -&gt; r = r2;</text:span></text:p>
      <text:p text:style-name="P14"><text:span text:style-name="T157"><text:s text:c="8"/>} </text:span><text:span text:style-name="T157">else</text:span><text:span text:style-name="T157"> {</text:span></text:p>
      <text:p text:style-name="P14"><text:span text:style-name="T157"><text:s text:c="12"/>glavn -&gt; l = r2;</text:span></text:p>
      <text:p text:style-name="P14"><text:span text:style-name="T157"><text:s text:c="8"/>}</text:span></text:p>
      <text:p text:style-name="P14"><text:span text:style-name="T157"><text:s text:c="4"/>} </text:span><text:span text:style-name="T157">else</text:span><text:span text:style-name="T157"> {</text:span></text:p>
      <text:p text:style-name="P14"><text:span text:style-name="T157"><text:s text:c="7"/></text:span><text:span text:style-name="T157">root</text:span><text:span text:style-name="T157"> = r2; </text:span></text:p>
      <text:p text:style-name="P14"><text:span text:style-name="T157"><text:s text:c="4"/>}</text:span></text:p>
      <text:p text:style-name="P14"><text:span text:style-name="T157"><text:s text:c="4"/></text:span><text:span text:style-name="T157">node</text:span><text:span text:style-name="T157"> -&gt; r -&gt; l = </text:span><text:span text:style-name="T157">node</text:span><text:span text:style-name="T157">;</text:span></text:p>
      <text:p text:style-name="P14"><text:span text:style-name="T157"><text:s text:c="4"/></text:span><text:span text:style-name="T157">node</text:span><text:span text:style-name="T157"> -&gt; r = l4;</text:span></text:p>
      <text:p text:style-name="P14"><text:span text:style-name="T157">}</text:span></text:p>
      <text:p text:style-name="P15"/>
      <text:p text:style-name="P14"><text:span text:style-name="T157">NodeBST</text:span><text:span text:style-name="T157"> * find_NodeBST_v1(</text:span><text:span text:style-name="T157">NodeBST</text:span><text:span text:style-name="T157"> * </text:span><text:span text:style-name="T157">root</text:span><text:span text:style-name="T157">, </text:span><text:span text:style-name="T157">int</text:span><text:span text:style-name="T157"> </text:span><text:span text:style-name="T157">val</text:span><text:span text:style-name="T157">) {</text:span></text:p>
      <text:p text:style-name="P14"><text:span text:style-name="T157"><text:s text:c="4"/></text:span><text:span text:style-name="T157">if</text:span><text:span text:style-name="T157"> (</text:span><text:span text:style-name="T157">root</text:span><text:span text:style-name="T157"> == </text:span><text:span text:style-name="T157">NULL</text:span><text:span text:style-name="T157">) {</text:span></text:p>
      <text:p text:style-name="P14"><text:span text:style-name="T157"><text:s text:c="8"/></text:span><text:span text:style-name="T157">return</text:span><text:span text:style-name="T157"> </text:span><text:span text:style-name="T157">NULL</text:span><text:span text:style-name="T157">;</text:span></text:p>
      <text:p text:style-name="P14"><text:span text:style-name="T157"><text:s text:c="4"/>}</text:span></text:p>
      <text:p text:style-name="P14"><text:span text:style-name="T157"><text:s text:c="4"/></text:span><text:span text:style-name="T157">if</text:span><text:span text:style-name="T157"> (</text:span><text:span text:style-name="T157">val</text:span><text:span text:style-name="T157"> == </text:span><text:span text:style-name="T157">root</text:span><text:span text:style-name="T157"> -&gt; v) {</text:span></text:p>
      <text:p text:style-name="P14"><text:span text:style-name="T157"><text:s text:c="8"/></text:span><text:span text:style-name="T157">return</text:span><text:span text:style-name="T157"> </text:span><text:span text:style-name="T157">root</text:span><text:span text:style-name="T157">;</text:span></text:p>
      <text:p text:style-name="P14"><text:span text:style-name="T157"><text:s text:c="4"/>}</text:span></text:p>
      <text:p text:style-name="P14"><text:span text:style-name="T157"><text:s text:c="4"/></text:span><text:span text:style-name="T157">if</text:span><text:span text:style-name="T157"> (</text:span><text:span text:style-name="T157">val</text:span><text:span text:style-name="T157"> &lt; </text:span><text:span text:style-name="T157">root</text:span><text:span text:style-name="T157"> -&gt; v) </text:span></text:p>
      <text:p text:style-name="P14"><text:span text:style-name="T157"><text:s text:c="8"/></text:span><text:span text:style-name="T157">return</text:span><text:span text:style-name="T157"> find_NodeBST_v1(</text:span><text:span text:style-name="T157">root</text:span><text:span text:style-name="T157"> -&gt; l, </text:span><text:span text:style-name="T157">val</text:span><text:span text:style-name="T157">);</text:span></text:p>
      <text:p text:style-name="P14"><text:span text:style-name="T157"><text:s text:c="4"/></text:span><text:span text:style-name="T157">else</text:span></text:p>
      <text:p text:style-name="P14"><text:span text:style-name="T157"><text:s text:c="8"/></text:span><text:span text:style-name="T157">return</text:span><text:span text:style-name="T157"> find_NodeBST_v1(</text:span><text:span text:style-name="T157">root</text:span><text:span text:style-name="T157"> -&gt; r, </text:span><text:span text:style-name="T157">val</text:span><text:span text:style-name="T157">);</text:span></text:p>
      <text:p text:style-name="P14"><text:span text:style-name="T157">}</text:span></text:p>
      <text:p text:style-name="P15"/>
      <text:p text:style-name="P14"><text:span text:style-name="T157">int</text:span><text:span text:style-name="T157"> depth(</text:span><text:span text:style-name="T157">NodeBST</text:span><text:span text:style-name="T157"> * </text:span><text:span text:style-name="T157">head</text:span><text:span text:style-name="T157">) {</text:span></text:p>
      <text:p text:style-name="P14"><text:span text:style-name="T157"><text:s text:c="4"/></text:span><text:span text:style-name="T157">int</text:span><text:span text:style-name="T157"> cnt = 0;</text:span></text:p>
      <text:p text:style-name="P14"><text:soft-page-break/><text:span text:style-name="T157"><text:s text:c="4"/></text:span><text:span text:style-name="T157">if</text:span><text:span text:style-name="T157"> (</text:span><text:span text:style-name="T157">head</text:span><text:span text:style-name="T157"> == </text:span><text:span text:style-name="T157">NULL</text:span><text:span text:style-name="T157">) {</text:span><text:span text:style-name="T157">return</text:span><text:span text:style-name="T157"> cnt;}</text:span></text:p>
      <text:p text:style-name="P14"><text:span text:style-name="T157"><text:s text:c="4"/>cnt += 1;</text:span></text:p>
      <text:p text:style-name="P14"><text:span text:style-name="T157"><text:s text:c="4"/>cnt += max(depth(</text:span><text:span text:style-name="T157">head</text:span><text:span text:style-name="T157"> -&gt; l), depth(</text:span><text:span text:style-name="T157">head</text:span><text:span text:style-name="T157"> -&gt; r));</text:span></text:p>
      <text:p text:style-name="P14"><text:span text:style-name="T157"><text:s text:c="4"/></text:span><text:span text:style-name="T157">return</text:span><text:span text:style-name="T157"> cnt;</text:span></text:p>
      <text:p text:style-name="P14"><text:span text:style-name="T157">}</text:span></text:p>
      <text:p text:style-name="P15"/>
      <text:p text:style-name="P14"><text:span text:style-name="T157">bool</text:span><text:span text:style-name="T157"> balanced(</text:span><text:span text:style-name="T157">NodeBST</text:span><text:span text:style-name="T157"> * </text:span><text:span text:style-name="T157">head</text:span><text:span text:style-name="T157">) {</text:span></text:p>
      <text:p text:style-name="P14"><text:span text:style-name="T157"><text:s text:c="4"/></text:span><text:span text:style-name="T157">bool</text:span><text:span text:style-name="T157"> ans = </text:span><text:span text:style-name="T157">true</text:span><text:span text:style-name="T157">;</text:span></text:p>
      <text:p text:style-name="P14"><text:span text:style-name="T157"><text:s text:c="4"/></text:span><text:span text:style-name="T157">if</text:span><text:span text:style-name="T157"> (</text:span><text:span text:style-name="T157">head</text:span><text:span text:style-name="T157"> == </text:span><text:span text:style-name="T157">NULL</text:span><text:span text:style-name="T157">) {</text:span><text:span text:style-name="T157">return</text:span><text:span text:style-name="T157"> </text:span><text:span text:style-name="T157">true</text:span><text:span text:style-name="T157">;}</text:span></text:p>
      <text:p text:style-name="P14"><text:span text:style-name="T157"><text:s text:c="4"/></text:span><text:span text:style-name="T157">if</text:span><text:span text:style-name="T157"> (abs(depth(</text:span><text:span text:style-name="T157">head</text:span><text:span text:style-name="T157"> -&gt; l) - depth(</text:span><text:span text:style-name="T157">head</text:span><text:span text:style-name="T157"> -&gt; r)) &gt; 1) {</text:span></text:p>
      <text:p text:style-name="P14"><text:span text:style-name="T157"><text:s text:c="8"/></text:span><text:span text:style-name="T157">return</text:span><text:span text:style-name="T157"> </text:span><text:span text:style-name="T157">false</text:span><text:span text:style-name="T157">;</text:span></text:p>
      <text:p text:style-name="P14"><text:span text:style-name="T157"><text:s text:c="4"/>}</text:span></text:p>
      <text:p text:style-name="P14"><text:span text:style-name="T157"><text:s text:c="4"/></text:span><text:span text:style-name="T157">if</text:span><text:span text:style-name="T157"> (!(balanced(</text:span><text:span text:style-name="T157">head</text:span><text:span text:style-name="T157"> -&gt; l) </text:span><text:span text:style-name="T157">and</text:span><text:span text:style-name="T157"> balanced(head -&gt; r))) {</text:span></text:p>
      <text:p text:style-name="P14"><text:span text:style-name="T157"><text:s text:c="8"/>ans = </text:span><text:span text:style-name="T157">false</text:span><text:span text:style-name="T157">;</text:span></text:p>
      <text:p text:style-name="P14"><text:span text:style-name="T157"><text:s text:c="4"/>}</text:span></text:p>
      <text:p text:style-name="P14"><text:span text:style-name="T157"><text:s text:c="4"/></text:span><text:span text:style-name="T157">return</text:span><text:span text:style-name="T157"> ans;</text:span></text:p>
      <text:p text:style-name="P14"><text:span text:style-name="T157">}</text:span></text:p>
      <text:p text:style-name="P15"/>
      <text:p text:style-name="P14"><text:span text:style-name="T157">void</text:span><text:span text:style-name="T157"> balance_BST(</text:span><text:span text:style-name="T157">NodeBST</text:span><text:span text:style-name="T157"> *&amp; </text:span><text:span text:style-name="T157">root</text:span><text:span text:style-name="T157">, </text:span><text:span text:style-name="T157">NodeBST</text:span><text:span text:style-name="T157"> * </text:span><text:span text:style-name="T157">head</text:span><text:span text:style-name="T157">) {</text:span></text:p>
      <text:p text:style-name="P14"><text:span text:style-name="T157"><text:s text:c="4"/></text:span><text:span text:style-name="T157">if</text:span><text:span text:style-name="T157"> (balanced(</text:span><text:span text:style-name="T157">head</text:span><text:span text:style-name="T157">)) {</text:span><text:span text:style-name="T157">return</text:span><text:span text:style-name="T157">;}</text:span></text:p>
      <text:p text:style-name="P14"><text:span text:style-name="T157"><text:s text:c="4"/></text:span><text:span text:style-name="T157">if</text:span><text:span text:style-name="T157"> (!(balanced(</text:span><text:span text:style-name="T157">head</text:span><text:span text:style-name="T157"> -&gt; l) </text:span><text:span text:style-name="T157">or</text:span><text:span text:style-name="T157"> balanced(head -&gt; r))) {</text:span></text:p>
      <text:p text:style-name="P14"><text:span text:style-name="T157"><text:s text:c="8"/>balance_BST(</text:span><text:span text:style-name="T157">root</text:span><text:span text:style-name="T157">, </text:span><text:span text:style-name="T157">head</text:span><text:span text:style-name="T157"> -&gt; l);</text:span></text:p>
      <text:p text:style-name="P14"><text:span text:style-name="T157"><text:s text:c="8"/>balance_BST(</text:span><text:span text:style-name="T157">root</text:span><text:span text:style-name="T157">, </text:span><text:span text:style-name="T157">head</text:span><text:span text:style-name="T157"> -&gt; r);</text:span></text:p>
      <text:p text:style-name="P14"><text:span text:style-name="T157"><text:s text:c="4"/>} </text:span><text:span text:style-name="T157">else</text:span><text:span text:style-name="T157"> </text:span><text:span text:style-name="T157">if</text:span><text:span text:style-name="T157"> (!balanced(</text:span><text:span text:style-name="T157">head</text:span><text:span text:style-name="T157"> -&gt; l)) {</text:span></text:p>
      <text:p text:style-name="P14"><text:span text:style-name="T157"><text:s text:c="8"/>balance_BST(</text:span><text:span text:style-name="T157">root</text:span><text:span text:style-name="T157">, </text:span><text:span text:style-name="T157">head</text:span><text:span text:style-name="T157"> -&gt; l);</text:span></text:p>
      <text:p text:style-name="P14"><text:span text:style-name="T157"><text:s text:c="4"/>} </text:span><text:span text:style-name="T157">else</text:span><text:span text:style-name="T157"> </text:span><text:span text:style-name="T157">if</text:span><text:span text:style-name="T157"> (!balanced(</text:span><text:span text:style-name="T157">head</text:span><text:span text:style-name="T157"> -&gt; r)) {</text:span></text:p>
      <text:p text:style-name="P14"><text:span text:style-name="T157"><text:s text:c="8"/>balance_BST(</text:span><text:span text:style-name="T157">root</text:span><text:span text:style-name="T157">, </text:span><text:span text:style-name="T157">head</text:span><text:span text:style-name="T157"> -&gt; r);</text:span></text:p>
      <text:p text:style-name="P14"><text:span text:style-name="T157"><text:s text:c="4"/>} </text:span><text:span text:style-name="T157">else</text:span><text:span text:style-name="T157"> {</text:span></text:p>
      <text:p text:style-name="P15"/>
      <text:p text:style-name="P14"><text:span text:style-name="T157"><text:s text:c="8"/></text:span><text:span text:style-name="T157">if</text:span><text:span text:style-name="T157"> (depth(</text:span><text:span text:style-name="T157">head</text:span><text:span text:style-name="T157"> -&gt; l) &lt; depth(</text:span><text:span text:style-name="T157">head</text:span><text:span text:style-name="T157"> -&gt; r)) {</text:span></text:p>
      <text:p text:style-name="P14"><text:soft-page-break/><text:span text:style-name="T157"><text:s text:c="12"/></text:span><text:span text:style-name="T157">if</text:span><text:span text:style-name="T157"> (depth(</text:span><text:span text:style-name="T157">head</text:span><text:span text:style-name="T157"> -&gt; r -&gt; l) &gt; depth(</text:span><text:span text:style-name="T157">head</text:span><text:span text:style-name="T157"> -&gt; r -&gt; r)) {</text:span></text:p>
      <text:p text:style-name="P14"><text:span text:style-name="T157"><text:s text:c="16"/>povorot_right(</text:span><text:span text:style-name="T157">root</text:span><text:span text:style-name="T157">, </text:span><text:span text:style-name="T157">head</text:span><text:span text:style-name="T157"> -&gt; r);</text:span></text:p>
      <text:p text:style-name="P14"><text:span text:style-name="T157"><text:s text:c="12"/>}</text:span></text:p>
      <text:p text:style-name="P14"><text:span text:style-name="T157"><text:s text:c="12"/>povorot_left(</text:span><text:span text:style-name="T157">root</text:span><text:span text:style-name="T157">, </text:span><text:span text:style-name="T157">head</text:span><text:span text:style-name="T157">);</text:span></text:p>
      <text:p text:style-name="P14"><text:span text:style-name="T157"><text:s text:c="8"/>} </text:span><text:span text:style-name="T157">else</text:span><text:span text:style-name="T157"> {</text:span></text:p>
      <text:p text:style-name="P14"><text:span text:style-name="T157"><text:s text:c="12"/></text:span><text:span text:style-name="T157">if</text:span><text:span text:style-name="T157"> (depth(</text:span><text:span text:style-name="T157">head</text:span><text:span text:style-name="T157"> -&gt; l -&gt; l) &lt; depth(</text:span><text:span text:style-name="T157">head</text:span><text:span text:style-name="T157"> -&gt; l -&gt; r)) {</text:span></text:p>
      <text:p text:style-name="P14"><text:span text:style-name="T157"><text:s text:c="16"/>povorot_left(</text:span><text:span text:style-name="T157">root</text:span><text:span text:style-name="T157">, </text:span><text:span text:style-name="T157">head</text:span><text:span text:style-name="T157"> -&gt; l);</text:span></text:p>
      <text:p text:style-name="P14"><text:span text:style-name="T157"><text:s text:c="12"/>}</text:span></text:p>
      <text:p text:style-name="P14"><text:span text:style-name="T157"><text:s text:c="12"/>povorot_right(</text:span><text:span text:style-name="T157">root</text:span><text:span text:style-name="T157">, </text:span><text:span text:style-name="T157">head</text:span><text:span text:style-name="T157">);</text:span></text:p>
      <text:p text:style-name="P14"><text:span text:style-name="T157"><text:s text:c="8"/>}</text:span></text:p>
      <text:p text:style-name="P14"><text:span text:style-name="T157"><text:s text:c="4"/>}</text:span></text:p>
      <text:p text:style-name="P14"><text:span text:style-name="T157">}</text:span></text:p>
      <text:p text:style-name="P15"/>
      <text:p text:style-name="P14"><text:span text:style-name="T157">int</text:span><text:span text:style-name="T157"> min_depth(</text:span><text:span text:style-name="T157">NodeBST</text:span><text:span text:style-name="T157"> * </text:span><text:span text:style-name="T157">head</text:span><text:span text:style-name="T157">) {</text:span></text:p>
      <text:p text:style-name="P14"><text:span text:style-name="T157"><text:s text:c="4"/></text:span><text:span text:style-name="T157">int</text:span><text:span text:style-name="T157"> cnt = 0;</text:span></text:p>
      <text:p text:style-name="P14"><text:span text:style-name="T157"><text:s text:c="4"/></text:span><text:span text:style-name="T157">if</text:span><text:span text:style-name="T157"> (</text:span><text:span text:style-name="T157">head</text:span><text:span text:style-name="T157"> == </text:span><text:span text:style-name="T157">NULL</text:span><text:span text:style-name="T157">) {</text:span><text:span text:style-name="T157">return</text:span><text:span text:style-name="T157"> </text:span><text:span text:style-name="T157">head</text:span><text:span text:style-name="T157"> -&gt; v;}</text:span></text:p>
      <text:p text:style-name="P14"><text:span text:style-name="T157"><text:s text:c="4"/>cnt += 1;</text:span></text:p>
      <text:p text:style-name="P14"><text:span text:style-name="T157"><text:s text:c="4"/>cnt += min(depth(</text:span><text:span text:style-name="T157">head</text:span><text:span text:style-name="T157"> -&gt; l), depth(</text:span><text:span text:style-name="T157">head</text:span><text:span text:style-name="T157"> -&gt; r));</text:span></text:p>
      <text:p text:style-name="P14"><text:span text:style-name="T157"><text:s text:c="4"/></text:span><text:span text:style-name="T157">return</text:span><text:span text:style-name="T157"> cnt;</text:span></text:p>
      <text:p text:style-name="P14"><text:span text:style-name="T157">}</text:span></text:p>
      <text:p text:style-name="P15"/>
      <text:p text:style-name="P14"><text:span text:style-name="T157">int</text:span><text:span text:style-name="T157"> min_depth_leaf(</text:span><text:span text:style-name="T157">NodeBST</text:span><text:span text:style-name="T157"> * </text:span><text:span text:style-name="T157">head</text:span><text:span text:style-name="T157">, </text:span><text:span text:style-name="T157">int</text:span><text:span text:style-name="T157"> </text:span><text:span text:style-name="T157">lvl</text:span><text:span text:style-name="T157">, </text:span><text:span text:style-name="T157">int</text:span><text:span text:style-name="T157"> </text:span><text:span text:style-name="T157">min_dep</text:span><text:span text:style-name="T157">) {</text:span></text:p>
      <text:p text:style-name="P14"><text:span text:style-name="T157"><text:s text:c="4"/></text:span><text:span text:style-name="T157">if</text:span><text:span text:style-name="T157"> (</text:span><text:span text:style-name="T157">head</text:span><text:span text:style-name="T157"> == </text:span><text:span text:style-name="T157">NULL</text:span><text:span text:style-name="T157">) {</text:span><text:span text:style-name="T157">return</text:span><text:span text:style-name="T157"> 0;}</text:span></text:p>
      <text:p text:style-name="P14"><text:span text:style-name="T157"><text:s text:c="4"/></text:span><text:span text:style-name="T157">if</text:span><text:span text:style-name="T157"> (</text:span><text:span text:style-name="T157">head</text:span><text:span text:style-name="T157"> -&gt; l == </text:span><text:span text:style-name="T157">NULL</text:span><text:span text:style-name="T157"> </text:span><text:span text:style-name="T157">and</text:span><text:span text:style-name="T157"> head -&gt; r == </text:span><text:span text:style-name="T157">NULL</text:span><text:span text:style-name="T157"> </text:span><text:span text:style-name="T157">and</text:span><text:span text:style-name="T157"> depth(head) + lvl == min_dep) {</text:span><text:span text:style-name="T157">return</text:span><text:span text:style-name="T157"> </text:span><text:span text:style-name="T157">head</text:span><text:span text:style-name="T157"> -&gt; v;}</text:span></text:p>
      <text:p text:style-name="P14"><text:span text:style-name="T157"><text:s text:c="4"/>++</text:span><text:span text:style-name="T157">lvl</text:span><text:span text:style-name="T157">;</text:span></text:p>
      <text:p text:style-name="P14"><text:span text:style-name="T157"><text:s text:c="4"/></text:span><text:span text:style-name="T157">if</text:span><text:span text:style-name="T157"> (min_depth_leaf(</text:span><text:span text:style-name="T157">head</text:span><text:span text:style-name="T157"> -&gt; l, </text:span><text:span text:style-name="T157">lvl</text:span><text:span text:style-name="T157">, </text:span><text:span text:style-name="T157">min_dep</text:span><text:span text:style-name="T157">)) {</text:span></text:p>
      <text:p text:style-name="P14"><text:span text:style-name="T157"><text:s text:c="8"/></text:span><text:span text:style-name="T157">return</text:span><text:span text:style-name="T157"> min_depth_leaf(</text:span><text:span text:style-name="T157">head</text:span><text:span text:style-name="T157"> -&gt; l, </text:span><text:span text:style-name="T157">lvl</text:span><text:span text:style-name="T157">, </text:span><text:span text:style-name="T157">min_dep</text:span><text:span text:style-name="T157">);</text:span></text:p>
      <text:p text:style-name="P14"><text:span text:style-name="T157"><text:s text:c="4"/>} </text:span><text:span text:style-name="T157">else</text:span><text:span text:style-name="T157"> </text:span><text:span text:style-name="T157">if</text:span><text:span text:style-name="T157"> (min_depth_leaf(</text:span><text:span text:style-name="T157">head</text:span><text:span text:style-name="T157"> -&gt; r, </text:span><text:span text:style-name="T157">lvl</text:span><text:span text:style-name="T157">, </text:span><text:span text:style-name="T157">min_dep</text:span><text:span text:style-name="T157">)) {</text:span></text:p>
      <text:p text:style-name="P14"><text:span text:style-name="T157"><text:s text:c="8"/></text:span><text:span text:style-name="T157">return</text:span><text:span text:style-name="T157"> min_depth_leaf(</text:span><text:span text:style-name="T157">head</text:span><text:span text:style-name="T157"> -&gt; r, </text:span><text:span text:style-name="T157">lvl</text:span><text:span text:style-name="T157">, </text:span><text:span text:style-name="T157">min_dep</text:span><text:span text:style-name="T157">);</text:span></text:p>
      <text:p text:style-name="P14"><text:soft-page-break/><text:span text:style-name="T157"><text:s text:c="4"/>}</text:span></text:p>
      <text:p text:style-name="P14"><text:span text:style-name="T157">}</text:span></text:p>
      <text:p text:style-name="P15"/>
      <text:p text:style-name="P14"><text:span text:style-name="T157">int</text:span><text:span text:style-name="T157"> width(</text:span><text:span text:style-name="T157">NodeBST</text:span><text:span text:style-name="T157"> * </text:span><text:span text:style-name="T157">head</text:span><text:span text:style-name="T157">) {</text:span></text:p>
      <text:p text:style-name="P14"><text:span text:style-name="T157"><text:s text:c="4"/></text:span><text:span text:style-name="T157">if</text:span><text:span text:style-name="T157"> (</text:span><text:span text:style-name="T157">head</text:span><text:span text:style-name="T157"> == </text:span><text:span text:style-name="T157">NULL</text:span><text:span text:style-name="T157">) {</text:span><text:span text:style-name="T157">return</text:span><text:span text:style-name="T157"> 0;}</text:span></text:p>
      <text:p text:style-name="P14"><text:span text:style-name="T157"><text:s text:c="4"/></text:span><text:span text:style-name="T157">if</text:span><text:span text:style-name="T157"> (</text:span><text:span text:style-name="T157">head</text:span><text:span text:style-name="T157"> -&gt; l == </text:span><text:span text:style-name="T157">NULL</text:span><text:span text:style-name="T157"> </text:span><text:span text:style-name="T157">and</text:span><text:span text:style-name="T157"> head -&gt; r == </text:span><text:span text:style-name="T157">NULL</text:span><text:span text:style-name="T157">) {</text:span><text:span text:style-name="T157">return</text:span><text:span text:style-name="T157"> 1;}</text:span></text:p>
      <text:p text:style-name="P14"><text:span text:style-name="T157"><text:s text:c="4"/></text:span><text:span text:style-name="T157">return</text:span><text:span text:style-name="T157"> (width(</text:span><text:span text:style-name="T157">head</text:span><text:span text:style-name="T157"> -&gt; l) + width(</text:span><text:span text:style-name="T157">head</text:span><text:span text:style-name="T157"> -&gt; r));</text:span></text:p>
      <text:p text:style-name="P14"><text:span text:style-name="T157">}</text:span></text:p>
      <text:p text:style-name="P15"/>
      <text:p text:style-name="P14"><text:span text:style-name="T157">int</text:span><text:span text:style-name="T157"> main() {</text:span></text:p>
      <text:p text:style-name="P14"><text:span text:style-name="T157"><text:s text:c="4"/></text:span><text:span text:style-name="T157">NodeBST</text:span><text:span text:style-name="T157"> * mama = </text:span><text:span text:style-name="T157">NULL</text:span><text:span text:style-name="T157">;</text:span></text:p>
      <text:p text:style-name="P14"><text:span text:style-name="T157"><text:s text:c="4"/>insert_NodeBST(mama, 2);</text:span></text:p>
      <text:p text:style-name="P14"><text:span text:style-name="T157"><text:s text:c="4"/>insert_NodeBST(mama, 10);</text:span></text:p>
      <text:p text:style-name="P14"><text:span text:style-name="T157"><text:s text:c="4"/>insert_NodeBST(mama, 6);</text:span></text:p>
      <text:p text:style-name="P14"><text:span text:style-name="T157"><text:s text:c="4"/>insert_NodeBST(mama, 7);</text:span></text:p>
      <text:p text:style-name="P14"><text:span text:style-name="T157"><text:s text:c="4"/>insert_NodeBST(mama, 11);</text:span></text:p>
      <text:p text:style-name="P14"><text:span text:style-name="T157"><text:s text:c="4"/>insert_NodeBST(mama, -4);</text:span></text:p>
      <text:p text:style-name="P14"><text:span text:style-name="T157"><text:s text:c="4"/>insert_NodeBST(mama, 5);</text:span></text:p>
      <text:p text:style-name="P14"><text:span text:style-name="T157"><text:s text:c="4"/>print_rootLR(mama);</text:span></text:p>
      <text:p text:style-name="P14"><text:span text:style-name="T157"><text:s text:c="4"/>cout </text:span><text:span text:style-name="T157">&lt;&lt;</text:span><text:span text:style-name="T157"> </text:span><text:span text:style-name="T157">"////////////////////////////////////////\n"</text:span><text:span text:style-name="T157">;</text:span></text:p>
      <text:p text:style-name="P14"><text:span text:style-name="T157"><text:s text:c="4"/></text:span><text:span text:style-name="T157">int</text:span><text:span text:style-name="T157"> m = min_depth(mama);</text:span></text:p>
      <text:p text:style-name="P14"><text:span text:style-name="T157"><text:s text:c="4"/>cout </text:span><text:span text:style-name="T157">&lt;&lt;</text:span><text:span text:style-name="T157"> min_depth_leaf(mama, 0, m) </text:span><text:span text:style-name="T157">&lt;&lt;</text:span><text:span text:style-name="T157"> endl;</text:span></text:p>
      <text:p text:style-name="P14"><text:span text:style-name="T157">}</text:span></text:p>
      <text:p text:style-name="P27"/>
      <text:p text:style-name="P10"><text:span text:style-name="Основной_20_шрифт_20_абзаца"><text:span text:style-name="T111">Пункты 1-7 отчета составляются строго до начала лабораторной работы.</text:span></text:span></text:p>
      <text:p text:style-name="P11"><text:span text:style-name="Основной_20_шрифт_20_абзаца"><text:span text:style-name="T111">Допущен к выполнению работы. </text:span></text:span><text:span text:style-name="Основной_20_шрифт_20_абзаца"><text:span text:style-name="T61"><text:s/>Подпись преподавателя _______</text:span></text:span></text:p>
      <text:p text:style-name="P27"/>
      <text:p text:style-name="P29"><text:span text:style-name="Основной_20_шрифт_20_абзаца"><text:span text:style-name="T52">8.</text:span></text:span><text:span text:style-name="Основной_20_шрифт_20_абзаца"><text:span text:style-name="T61"> Распечатка протокола </text:span></text:span><text:span text:style-name="Основной_20_шрифт_20_абзаца"><text:span text:style-name="T111">(подклеить листинг окончательного варианта программы с тестовыми примерами, подписанный преподавателем).</text:span></text:span></text:p>
      <text:p text:style-name="P30"><text:span text:style-name="Основной_20_шрифт_20_абзаца"><text:span text:style-name="T102">Вывод програм</text:span></text:span><text:span text:style-name="Основной_20_шрифт_20_абзаца"><text:span text:style-name="T103">м</text:span></text:span><text:span text:style-name="Основной_20_шрифт_20_абзаца"><text:span text:style-name="T102">ы:</text:span></text:span></text:p>
      <text:p text:style-name="P28">2</text:p>
      <text:p text:style-name="P28">-4</text:p>
      <text:p text:style-name="P28">10</text:p>
      <text:p text:style-name="P28">6</text:p>
      <text:p text:style-name="P28"><text:soft-page-break/>5</text:p>
      <text:p text:style-name="P28">7</text:p>
      <text:p text:style-name="P28">11</text:p>
      <text:p text:style-name="P16"><text:span text:style-name="T157"/></text:p>
      <text:p text:style-name="P16"><text:span text:style-name="T157">////////////////////////////////////////</text:span></text:p>
      <text:p text:style-name="P16"><text:span text:style-name="T157">-</text:span><text:span text:style-name="T164">4</text:span></text:p>
      <text:p text:style-name="P27"/>
      <text:p text:style-name="P27"/>
      <text:p text:style-name="P12"><text:span text:style-name="Основной_20_шрифт_20_абзаца"><text:span text:style-name="T52">9.</text:span></text:span><text:span text:style-name="Основной_20_шрифт_20_абзаца"><text:span text:style-name="T61"> Дневник отладки </text:span></text:span><text:span text:style-name="Основной_20_шрифт_20_абзаца"><text:span text:style-name="T52">должен содержать дату и время сеансов отладки и основные события (ошибки в сценарии и программе, нестандартные ситуации) и 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9"><text:span text:style-name="Основной_20_шрифт_20_абзаца"><text:span text:style-name="T61">№</text:span></text:span></text:p>
          </table:table-cell>
          <table:table-cell table:style-name="Table1.A1" office:value-type="string">
            <text:p text:style-name="P9"><text:span text:style-name="Основной_20_шрифт_20_абзаца"><text:span text:style-name="T61">Лаб. или дом.</text:span></text:span></text:p>
          </table:table-cell>
          <table:table-cell table:style-name="Table1.A1" office:value-type="string">
            <text:p text:style-name="P9"><text:span text:style-name="Основной_20_шрифт_20_абзаца"><text:span text:style-name="T61">Дата</text:span></text:span></text:p>
          </table:table-cell>
          <table:table-cell table:style-name="Table1.A1" office:value-type="string">
            <text:p text:style-name="P9"><text:span text:style-name="Основной_20_шрифт_20_абзаца"><text:span text:style-name="T61">Время</text:span></text:span></text:p>
          </table:table-cell>
          <table:table-cell table:style-name="Table1.A1" office:value-type="string">
            <text:p text:style-name="P9"><text:span text:style-name="Основной_20_шрифт_20_абзаца"><text:span text:style-name="T61">Событие</text:span></text:span></text:p>
          </table:table-cell>
          <table:table-cell table:style-name="Table1.A1" office:value-type="string">
            <text:p text:style-name="P9"><text:span text:style-name="Основной_20_шрифт_20_абзаца"><text:span text:style-name="T61">Действие по исправлению</text:span></text:span></text:p>
          </table:table-cell>
          <table:table-cell table:style-name="Table1.A1" office:value-type="string">
            <text:p text:style-name="P9"><text:span text:style-name="Основной_20_шрифт_20_абзаца"><text:span text:style-name="T61">Примечание</text:span></text:span></text:p>
          </table:table-cell>
        </table:table-row>
        <table:table-row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</table:table>
      <text:p text:style-name="P31"/>
      <text:p text:style-name="P13"><text:span text:style-name="Основной_20_шрифт_20_абзаца"><text:span text:style-name="T52">10. </text:span></text:span><text:span text:style-name="Основной_20_шрифт_20_абзаца"><text:span text:style-name="T61">Замечания автора </text:span></text:span><text:span text:style-name="Основной_20_шрифт_20_абзаца"><text:span text:style-name="T52">по существу работы: замечания отсутствуют. <text:s/></text:span></text:span></text:p>
      <text:p text:style-name="P32"/>
      <text:p text:style-name="P13"><text:span text:style-name="Основной_20_шрифт_20_абзаца"><text:span text:style-name="T52">11. </text:span></text:span><text:span text:style-name="Основной_20_шрифт_20_абзаца"><text:span text:style-name="T61">Выводы: </text:span></text:span><text:span text:style-name="Основной_20_шрифт_20_абзаца"><text:span text:style-name="T52">научился работать с двоичными деревьями в СП Си. <text:s/></text:span></text:span><text:span text:style-name="Основной_20_шрифт_20_абзаца"><text:span text:style-name="T61"><text:s text:c="36"/></text:span></text:span></text:p>
      <text:p text:style-name="P37"/>
      <text:p text:style-name="P33"><text:s text:c="7"/></text:p>
      <text:p text:style-name="P34"/>
      <text:p text:style-name="P34">Подпись студента _________________</text:p>
      <text:p text:style-name="P35"/>
      <text:p text:style-name="P36"/>
      <text:p text:style-name="P26"/>
      <text:p text:style-name="P26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 Devanagari" svg:font-family="'Noto Sans Devanagari'" style:font-family-generic="swiss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ru" fo:country="RU" fo:font-style="normal" style:text-underline-style="none" fo:font-weight="normal" style:letter-kerning="false" style:font-name-asian="Arial" style:font-size-asian="10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loext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ru" fo:country="RU" fo:font-style="normal" style:text-underline-style="none" fo:font-weight="normal" style:letter-kerning="false" fo:background-color="transparent" style:font-name-asian="Arial" style:font-size-asian="10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fo:hyphenation-ladder-count="no-limit" style:vertical-align="auto"/>
      <style:text-properties fo:color="#000000" fo:font-size="11pt" style:font-size-asian="11pt" fo:hyphenate="true"/>
    </style:style>
    <style:style style:name="Заголовок_20_1" style:display-name="Заголовок 1" style:family="paragraph" style:parent-style-name="Обычный" style:next-style-name="Обычный" style:default-outline-level="1">
      <style:paragraph-properties fo:margin-top="0.847cm" fo:margin-bottom="0cm" loext:contextual-spacing="false" fo:keep-together="always" fo:hyphenation-ladder-count="no-limit" fo:keep-with-next="always"/>
      <style:text-properties fo:font-size="20pt" style:font-size-asian="20pt" style:font-size-complex="20pt" fo:hyphenate="false"/>
    </style:style>
    <style:style style:name="Заголовок_20_2" style:display-name="Заголовок 2" style:family="paragraph" style:parent-style-name="Обычный" style:next-style-name="Обычный" style:default-outline-level="2">
      <style:paragraph-properties fo:margin-top="0.635cm" fo:margin-bottom="0cm" loext:contextual-spacing="false" fo:keep-together="always" fo:hyphenation-ladder-count="no-limit" fo:keep-with-next="always"/>
      <style:text-properties fo:font-size="17pt" style:font-size-asian="17pt" fo:hyphenate="false"/>
    </style:style>
    <style:style style:name="Заголовок_20_3" style:display-name="Заголовок 3" style:family="paragraph" style:parent-style-name="Обычный" style:next-style-name="Обычный" style:default-outline-level="3">
      <style:paragraph-properties fo:margin-top="0.564cm" fo:margin-bottom="0cm" loext:contextual-spacing="false" fo:keep-together="always" fo:hyphenation-ladder-count="no-limit" fo:keep-with-next="always"/>
      <style:text-properties fo:font-size="15pt" style:font-size-asian="15pt" style:font-size-complex="15pt" fo:hyphenate="false"/>
    </style:style>
    <style:style style:name="Заголовок_20_4" style:display-name="Заголовок 4" style:family="paragraph" style:parent-style-name="Обычный" style:next-style-name="Обычный" style:default-outline-level="4">
      <style:paragraph-properties fo:margin-top="0.564cm" fo:margin-bottom="0cm" loext:contextual-spacing="false" fo:keep-together="always" fo:hyphenation-ladder-count="no-limit" fo:keep-with-next="always"/>
      <style:text-properties fo:font-size="13pt" fo:font-weight="bold" style:font-size-asian="13pt" style:font-weight-asian="bold" style:font-size-complex="13pt" style:font-weight-complex="bold" fo:hyphenate="false"/>
    </style:style>
    <style:style style:name="Заголовок_20_5" style:display-name="Заголовок 5" style:family="paragraph" style:parent-style-name="Обычный" style:next-style-name="Обычный" style:default-outline-level="5">
      <style:paragraph-properties fo:margin-top="0.564cm" fo:margin-bottom="0cm" loext:contextual-spacing="false" fo:keep-together="always" fo:hyphenation-ladder-count="no-limit" fo:keep-with-next="always"/>
      <style:text-properties fo:font-size="12pt" fo:font-weight="bold" style:font-size-asian="12pt" style:font-weight-asian="bold" style:font-size-complex="12pt" style:font-weight-complex="bold" fo:hyphenate="false"/>
    </style:style>
    <style:style style:name="Заголовок_20_6" style:display-name="Заголовок 6" style:family="paragraph" style:parent-style-name="Обычный" style:next-style-name="Обычный" style:default-outline-level="6">
      <style:paragraph-properties fo:margin-top="0.564cm" fo:margin-bottom="0cm" loext:contextual-spacing="false" fo:keep-together="always" fo:hyphenation-ladder-count="no-limit" fo:keep-with-next="always"/>
      <style:text-properties fo:font-weight="bold" style:font-weight-asian="bold" style:font-weight-complex="bold" fo:hyphenate="false"/>
    </style:style>
    <style:style style:name="Заголовок_20_7" style:display-name="Заголовок 7" style:family="paragraph" style:parent-style-name="Обычный" style:next-style-name="Обычный" style:default-outline-level="7">
      <style:paragraph-properties fo:margin-top="0.564cm" fo:margin-bottom="0cm" loext:contextual-spacing="false" fo:keep-together="always" fo:hyphenation-ladder-count="no-limit" fo:keep-with-next="always"/>
      <style:text-properties fo:font-style="italic" fo:font-weight="bold" style:font-style-asian="italic" style:font-weight-asian="bold" style:font-style-complex="italic" style:font-weight-complex="bold" fo:hyphenate="false"/>
    </style:style>
    <style:style style:name="Заголовок_20_8" style:display-name="Заголовок 8" style:family="paragraph" style:parent-style-name="Обычный" style:next-style-name="Обычный" style:default-outline-level="8">
      <style:paragraph-properties fo:margin-top="0.564cm" fo:margin-bottom="0cm" loext:contextual-spacing="false" fo:keep-together="always" fo:hyphenation-ladder-count="no-limit" fo:keep-with-next="always"/>
      <style:text-properties fo:font-style="italic" style:font-style-asian="italic" style:font-style-complex="italic" fo:hyphenate="false"/>
    </style:style>
    <style:style style:name="Заголовок_20_9" style:display-name="Заголовок 9" style:family="paragraph" style:parent-style-name="Обычный" style:next-style-name="Обычный" style:default-outline-level="9">
      <style:paragraph-properties fo:margin-top="0.564cm" fo:margin-bottom="0cm" loext:contextual-spacing="false" fo:keep-together="always" fo:hyphenation-ladder-count="no-limit" fo:keep-with-next="always"/>
      <style:text-properties fo:font-size="10.5pt" fo:font-style="italic" style:font-size-asian="10.5pt" style:font-style-asian="italic" style:font-size-complex="10.5pt" style:font-style-complex="italic" fo:hyphenate="false"/>
    </style:style>
    <style:style style:name="Обычный" style:family="paragraph">
      <style:paragraph-properties fo:margin-top="0cm" fo:margin-bottom="0.353cm" loext:contextual-spacing="false" fo:line-height="115%" fo:orphans="2" fo:widows="2" fo:hyphenation-ladder-count="no-limit" style:vertical-align="auto"/>
      <style:text-properties fo:color="#000000" fo:font-size="11pt" style:font-size-asian="11pt" fo:hyphenate="false"/>
    </style:style>
    <style:style style:name="Heading" style:family="paragraph" style:parent-style-name="Обычный" style:next-style-name="Обычный" style:class="text">
      <style:paragraph-properties fo:margin-top="0.529cm" fo:margin-bottom="0cm" loext:contextual-spacing="false" fo:hyphenation-ladder-count="no-limit"/>
      <style:text-properties fo:font-size="24pt" style:font-size-asian="24pt" style:font-size-complex="2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hyphenation-ladder-count="no-limit"/>
      <style:text-properties fo:hyphenate="true"/>
    </style:style>
    <style:style style:name="Список" style:family="paragraph" style:parent-style-name="Text_20_body">
      <style:paragraph-properties fo:hyphenation-ladder-count="no-limit"/>
      <style:text-properties style:font-name-complex="Noto Sans Devanagari" style:font-family-complex="'Noto Sans Devanagari'" style:font-family-generic-complex="swiss" style:font-pitch-complex="variable" fo:hyphenate="true"/>
    </style:style>
    <style:style style:name="Название_20_объекта" style:display-name="Название объекта" style:family="paragraph" style:parent-style-name="Обычный" style:next-style-name="Обычный">
      <style:paragraph-properties fo:hyphenation-ladder-count="no-limit"/>
      <style:text-properties fo:color="#5b9bd5" fo:font-size="9pt" fo:font-weight="bold" style:font-size-asian="9pt" style:font-weight-asian="bold" style:font-size-complex="9pt" style:font-weight-complex="bold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true"/>
    </style:style>
    <style:style style:name="Подзаголовок" style:family="paragraph" style:parent-style-name="Обычный" style:next-style-name="Обычный">
      <style:paragraph-properties fo:margin-top="0.353cm" fo:margin-bottom="0cm" loext:contextual-spacing="false" fo:hyphenation-ladder-count="no-limit"/>
      <style:text-properties fo:font-size="12pt" style:font-size-asian="12pt" style:font-size-complex="12pt" fo:hyphenate="false"/>
    </style:style>
    <style:style style:name="Цитата_20_2" style:display-name="Цитата 2" style:family="paragraph" style:parent-style-name="Обычный" style:next-style-name="Обычный">
      <style:paragraph-properties fo:margin-left="1.27cm" fo:margin-right="1.27cm" fo:hyphenation-ladder-count="no-limit" fo:text-indent="0cm" style:auto-text-indent="false">
        <style:tab-stops/>
      </style:paragraph-properties>
      <style:text-properties fo:font-style="italic" style:font-style-asian="italic" fo:hyphenate="false"/>
    </style:style>
    <style:style style:name="Выделенная_20_цитата" style:display-name="Выделенная цитата" style:family="paragraph" style:parent-style-name="Обычный" style:next-style-name="Обычный">
      <loext:graphic-properties draw:fill="solid" draw:fill-color="#f2f2f2" draw:opacity="100%"/>
      <style:paragraph-properties fo:margin-left="1.27cm" fo:margin-right="1.27cm" fo:hyphenation-ladder-count="no-limit" fo:text-indent="0cm" style:auto-text-indent="false" fo:background-color="#f2f2f2" fo:padding-left="0.353cm" fo:padding-right="0.353cm" fo:padding-top="0.176cm" fo:padding-bottom="0.176cm" fo:border="0.51pt solid #ffffff" style:shadow="none">
        <style:tab-stops/>
      </style:paragraph-properties>
      <style:text-properties fo:font-style="italic" style:font-style-asian="italic" fo:hyphenate="false"/>
    </style:style>
    <style:style style:name="Header_20_and_20_Footer" style:display-name="Header and Footer" style:family="paragraph" style:parent-style-name="Standard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true"/>
    </style:style>
    <style:style style:name="Верхний_20_колонтитул" style:display-name="Верхний колонтитул" style:family="paragraph" style:parent-style-name="Обычный">
      <style:paragraph-properties fo:margin-top="0cm" fo:margin-bottom="0cm" loext:contextual-spacing="false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/>
    </style:style>
    <style:style style:name="Нижний_20_колонтитул" style:display-name="Нижний колонтитул" style:family="paragraph" style:parent-style-name="Обычный">
      <style:paragraph-properties fo:margin-top="0cm" fo:margin-bottom="0cm" loext:contextual-spacing="false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/>
    </style:style>
    <style:style style:name="Текст_20_сноски" style:display-name="Текст сноски" style:family="paragraph" style:parent-style-name="Обычный">
      <style:paragraph-properties fo:margin-top="0cm" fo:margin-bottom="0.071cm" loext:contextual-spacing="false" fo:line-height="100%" fo:hyphenation-ladder-count="no-limit"/>
      <style:text-properties fo:font-size="9pt" style:font-size-asian="9pt" fo:hyphenate="false"/>
    </style:style>
    <style:style style:name="Текст_20_концевой_20_сноски" style:display-name="Текст концевой сноски" style:family="paragraph" style:parent-style-name="Обычный">
      <style:paragraph-properties fo:margin-top="0cm" fo:margin-bottom="0cm" loext:contextual-spacing="false" fo:line-height="100%" fo:hyphenation-ladder-count="no-limit"/>
      <style:text-properties fo:font-size="10pt" style:font-size-asian="10pt" fo:hyphenate="false"/>
    </style:style>
    <style:style style:name="Contents_20_1" style:display-name="Contents 1" style:family="paragraph" style:parent-style-name="Обычный" style:next-style-name="Обычный" style:class="index">
      <style:paragraph-properties fo:margin-top="0cm" fo:margin-bottom="0.101cm" loext:contextual-spacing="false" fo:hyphenation-ladder-count="no-limit"/>
      <style:text-properties fo:hyphenate="false"/>
    </style:style>
    <style:style style:name="Contents_20_2" style:display-name="Contents 2" style:family="paragraph" style:parent-style-name="Обычный" style:next-style-name="Обычный" style:class="index">
      <style:paragraph-properties fo:margin-left="0.499cm" fo:margin-right="0cm" fo:margin-top="0cm" fo:margin-bottom="0.101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Contents_20_3" style:display-name="Contents 3" style:family="paragraph" style:parent-style-name="Обычный" style:next-style-name="Обычный" style:class="index">
      <style:paragraph-properties fo:margin-left="1cm" fo:margin-right="0cm" fo:margin-top="0cm" fo:margin-bottom="0.101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Contents_20_4" style:display-name="Contents 4" style:family="paragraph" style:parent-style-name="Обычный" style:next-style-name="Обычный" style:class="index">
      <style:paragraph-properties fo:margin-left="1.499cm" fo:margin-right="0cm" fo:margin-top="0cm" fo:margin-bottom="0.101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Contents_20_5" style:display-name="Contents 5" style:family="paragraph" style:parent-style-name="Обычный" style:next-style-name="Обычный" style:class="index">
      <style:paragraph-properties fo:margin-left="2cm" fo:margin-right="0cm" fo:margin-top="0cm" fo:margin-bottom="0.101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Contents_20_6" style:display-name="Contents 6" style:family="paragraph" style:parent-style-name="Обычный" style:next-style-name="Обычный" style:class="index">
      <style:paragraph-properties fo:margin-left="2.499cm" fo:margin-right="0cm" fo:margin-top="0cm" fo:margin-bottom="0.101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Contents_20_7" style:display-name="Contents 7" style:family="paragraph" style:parent-style-name="Обычный" style:next-style-name="Обычный" style:class="index">
      <style:paragraph-properties fo:margin-left="3cm" fo:margin-right="0cm" fo:margin-top="0cm" fo:margin-bottom="0.101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Contents_20_8" style:display-name="Contents 8" style:family="paragraph" style:parent-style-name="Обычный" style:next-style-name="Обычный" style:class="index">
      <style:paragraph-properties fo:margin-left="3.5cm" fo:margin-right="0cm" fo:margin-top="0cm" fo:margin-bottom="0.101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Contents_20_9" style:display-name="Contents 9" style:family="paragraph" style:parent-style-name="Обычный" style:next-style-name="Обычный" style:class="index">
      <style:paragraph-properties fo:margin-left="4.001cm" fo:margin-right="0cm" fo:margin-top="0cm" fo:margin-bottom="0.101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Указатель" style:family="paragraph" style:parent-style-name="Heading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/>
    </style:style>
    <style:style style:name="Заголовок_20_таблицы_20_ссылок" style:display-name="Заголовок таблицы ссылок" style:family="paragraph">
      <style:paragraph-properties fo:margin-top="0cm" fo:margin-bottom="0.353cm" loext:contextual-spacing="false" fo:line-height="115%" fo:orphans="2" fo:widows="2" fo:hyphenation-ladder-count="no-limit" style:vertical-align="auto"/>
      <style:text-properties fo:color="#000000" fo:font-size="11pt" style:font-size-asian="11pt" fo:hyphenate="false"/>
    </style:style>
    <style:style style:name="Перечень_20_рисунков" style:display-name="Перечень рисунков" style:family="paragraph" style:parent-style-name="Обычный" style:next-style-name="Обычный">
      <style:paragraph-properties fo:margin-top="0cm" fo:margin-bottom="0cm" loext:contextual-spacing="false" fo:hyphenation-ladder-count="no-limit"/>
      <style:text-properties fo:hyphenate="false"/>
    </style:style>
    <style:style style:name="Без_20_интервала" style:display-name="Без интервала" style:family="paragraph" style:parent-style-name="Обычный">
      <style:paragraph-properties fo:margin-top="0cm" fo:margin-bottom="0cm" loext:contextual-spacing="false" fo:line-height="100%" fo:hyphenation-ladder-count="no-limit"/>
      <style:text-properties fo:hyphenate="false"/>
    </style:style>
    <style:style style:name="Абзац_20_списка" style:display-name="Абзац списка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/>
    </style:style>
    <style:style style:name="Standard_20__28_user_29_" style:display-name="Standard (user)" style:family="paragraph" style:parent-style-name="Standard">
      <style:paragraph-properties fo:hyphenation-ladder-count="no-limit"/>
      <style:text-properties fo:hyphenate="true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style:font-name="Arial" fo:font-family="Arial" style:font-family-generic="swiss" style:font-pitch="variable" fo:font-size="20pt" style:font-name-asian="Arial" style:font-family-asian="Arial" style:font-family-generic-asian="swiss" style:font-pitch-asian="variable" style:font-size-asian="20pt" style:font-name-complex="Arial" style:font-family-complex="Arial" style:font-family-generic-complex="swiss" style:font-pitch-complex="variable" style:font-size-complex="20pt"/>
    </style:style>
    <style:style style:name="Заголовок_20_2_20_Знак" style:display-name="Заголовок 2 Знак" style:family="text">
      <style:text-properties style:font-name="Arial" fo:font-family="Arial" style:font-family-generic="swiss" style:font-pitch="variable" fo:font-size="17pt" style:font-name-asian="Arial" style:font-family-asian="Arial" style:font-family-generic-asian="swiss" style:font-pitch-asian="variable" style:font-size-asian="17pt" style:font-name-complex="Arial" style:font-family-complex="Arial" style:font-family-generic-complex="swiss" style:font-pitch-complex="variable"/>
    </style:style>
    <style:style style:name="Заголовок_20_3_20_Знак" style:display-name="Заголовок 3 Знак" style:family="text">
      <style:text-properties style:font-name="Arial" fo:font-family="Arial" style:font-family-generic="swiss" style:font-pitch="variable" fo:font-size="15pt" style:font-name-asian="Arial" style:font-family-asian="Arial" style:font-family-generic-asian="swiss" style:font-pitch-asian="variable" style:font-size-asian="15pt" style:font-name-complex="Arial" style:font-family-complex="Arial" style:font-family-generic-complex="swiss" style:font-pitch-complex="variable" style:font-size-complex="15pt"/>
    </style:style>
    <style:style style:name="Заголовок_20_4_20_Знак" style:display-name="Заголовок 4 Знак" style:family="text">
      <style:text-properties style:font-name="Arial" fo:font-family="Arial" style:font-family-generic="swiss" style:font-pitch="variable" fo:font-size="13pt" fo:font-weight="bold" style:font-name-asian="Arial" style:font-family-asian="Arial" style:font-family-generic-asian="swiss" style:font-pitch-asian="variable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Заголовок_20_5_20_Знак" style:display-name="Заголовок 5 Знак" style:family="text">
      <style:text-properties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Заголовок_20_6_20_Знак" style:display-name="Заголовок 6 Знак" style:family="text">
      <style:text-properties style:font-name="Arial" fo:font-family="Arial" style:font-family-generic="swiss" style:font-pitch="variable" fo:font-size="11pt" fo:font-weight="bold" style:font-name-asian="Arial" style:font-family-asian="Arial" style:font-family-generic-asian="swiss" style:font-pitch-asian="variable" style:font-size-asian="11pt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Заголовок_20_7_20_Знак" style:display-name="Заголовок 7 Знак" style:family="text">
      <style:text-properties style:font-name="Arial" fo:font-family="Arial" style:font-family-generic="swiss" style:font-pitch="variable" fo:font-size="11pt" fo:font-style="italic" fo:font-weight="bold" style:font-name-asian="Arial" style:font-family-asian="Arial" style:font-family-generic-asian="swiss" style:font-pitch-asian="variable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Заголовок_20_8_20_Знак" style:display-name="Заголовок 8 Знак" style:family="text">
      <style:text-properties style:font-name="Arial" fo:font-family="Arial" style:font-family-generic="swiss" style:font-pitch="variable" fo:font-size="11pt" fo:font-style="italic" style:font-name-asian="Arial" style:font-family-asian="Arial" style:font-family-generic-asian="swiss" style:font-pitch-asian="variable" style:font-size-asian="11pt" style:font-style-asian="italic" style:font-name-complex="Arial" style:font-family-complex="Arial" style:font-family-generic-complex="swiss" style:font-pitch-complex="variable" style:font-size-complex="11pt" style:font-style-complex="italic"/>
    </style:style>
    <style:style style:name="Заголовок_20_9_20_Знак" style:display-name="Заголовок 9 Знак" style:family="text">
      <style:text-properties style:font-name="Arial" fo:font-family="Arial" style:font-family-generic="swiss" style:font-pitch="variable" fo:font-size="10.5pt" fo:font-style="italic" style:font-name-asian="Arial" style:font-family-asian="Arial" style:font-family-generic-asian="swiss" style:font-pitch-asian="variable" style:font-size-asian="10.5pt" style:font-style-asian="italic" style:font-name-complex="Arial" style:font-family-complex="Arial" style:font-family-generic-complex="swiss" style:font-pitch-complex="variable" style:font-size-complex="10.5pt" style:font-style-complex="italic"/>
    </style:style>
    <style:style style:name="Заголовок_20_Знак" style:display-name="Заголовок Знак" style:family="text">
      <style:text-properties fo:font-size="24pt" style:font-size-asian="24pt" style:font-size-complex="24pt"/>
    </style:style>
    <style:style style:name="Подзаголовок_20_Знак" style:display-name="Подзаголовок Знак" style:family="text">
      <style:text-properties fo:font-size="12pt" style:font-size-asian="12pt" style:font-size-complex="12pt"/>
    </style:style>
    <style:style style:name="Цитата_20_2_20_Знак" style:display-name="Цитата 2 Знак" style:family="text">
      <style:text-properties fo:font-style="italic" style:font-style-asian="italic"/>
    </style:style>
    <style:style style:name="Выделенная_20_цитата_20_Знак" style:display-name="Выделенная цитата Знак" style:family="text">
      <style:text-properties fo:font-style="italic" style:font-style-asian="italic"/>
    </style:style>
    <style:style style:name="Верхний_20_колонтитул_20_Знак" style:display-name="Верхний колонтитул Знак" style:family="text"/>
    <style:style style:name="Footer_20_Char" style:display-name="Footer Char" style:family="text"/>
    <style:style style:name="Нижний_20_колонтитул_20_Знак" style:display-name="Нижний колонтитул Знак" style:family="text"/>
    <style:style style:name="Гиперссылка" style:family="tex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Текст_20_сноски_20_Знак" style:display-name="Текст сноски Знак" style:family="text">
      <style:text-properties fo:font-size="9pt" style:font-size-asian="9pt"/>
    </style:style>
    <style:style style:name="Знак_20_сноски" style:display-name="Знак сноски" style:family="text">
      <style:text-properties style:text-position="super 64%"/>
    </style:style>
    <style:style style:name="Текст_20_концевой_20_сноски_20_Знак" style:display-name="Текст концевой сноски Знак" style:family="text">
      <style:text-properties fo:font-size="10pt" style:font-size-asian="10pt"/>
    </style:style>
    <style:style style:name="Знак_20_концевой_20_сноски" style:display-name="Знак концевой сноски" style:family="text">
      <style:text-properties style:text-position="super 64%"/>
    </style:style>
    <style:style style:name="Footnote_20_anchor" style:display-name="Footnote anchor" style:family="text">
      <style:text-properties style:text-position="super 64%"/>
    </style:style>
    <style:style style:name="Footnote_20_Symbol" style:display-name="Footnote Symbol" style:family="text"/>
    <style:style style:name="Endnote_20_anchor" style:display-name="Endnote anchor" style:family="text">
      <style:text-properties style:text-position="super 64%"/>
    </style:style>
    <style:style style:name="Endnote_20_Symbol" style:display-name="Endnote Symbol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Знак_20_сноски" style:num-format="1" text:start-value="0" text:footnotes-position="page" text:start-numbering-at="document"/>
    <text:notes-configuration text:note-class="endnote" text:citation-style-name="Endnote_20_Symbol" text:citation-body-style-name="Знак_20_концевой_20_сноски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51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Trio_Office/6.2.8.2$Windows_x86 LibreOffice_project/</meta:generator>
    <meta:initial-creator>Max Demidov</meta:initial-creator>
    <meta:creation-date>2024-05-19T11:27:00Z</meta:creation-date>
    <dc:date>2024-05-24T20:58:20.780000000</dc:date>
    <meta:editing-cycles>4</meta:editing-cycles>
    <meta:editing-duration>PT1H56M17S</meta:editing-duration>
    <meta:document-statistic meta:table-count="1" meta:image-count="0" meta:object-count="0" meta:page-count="9" meta:paragraph-count="232" meta:word-count="1162" meta:character-count="7566" meta:non-whitespace-character-count="5673"/>
    <meta:user-defined meta:name="AppVersion">16.0000</meta:user-defined>
    <meta:user-defined meta:name="LinksUpToDate" meta:value-type="boolean">false</meta:user-defined>
    <meta:template xlink:type="simple" xlink:actuate="onRequest" xlink:title="" xlink:href="Normal.dotm"/>
  </office:meta>
</office:document-meta>
</file>